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6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#BFBFBF"/>
    </style:style>
    <style:style style:name="ce9" style:family="table-cell" style:parent-style-name="Default" style:data-style-name="N36">
      <style:table-cell-properties fo:border="thin solid #000000" fo:background-color="#BFBFBF"/>
    </style:style>
    <style:style style:name="ce10" style:family="table-cell" style:parent-style-name="Default" style:data-style-name="N3">
      <style:table-cell-properties fo:border="thin solid #000000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8.651875cm" style:use-optimal-column-width="true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6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MP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996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SERVIÇO: TELEFONIA CELULAR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 a DEZ/2015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2">
            <text:p>FONTE: Relatórios do IDA gerados pela Superintendência de Relações com Consumidores<text:s/>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4">
            <text:p>GRUPO ECONÔMICO</text:p>
          </table:table-cell>
          <table:table-cell office:value-type="string" table:style-name="ce4">
            <text:p>VARIÁVEL</text:p>
          </table:table-cell>
          <table:table-cell office:value-type="string" table:style-name="ce5">
            <text:p>2015-01</text:p>
          </table:table-cell>
          <table:table-cell office:value-type="string" table:style-name="ce5">
            <text:p>2015-02</text:p>
          </table:table-cell>
          <table:table-cell office:value-type="string" table:style-name="ce5">
            <text:p>2015-03</text:p>
          </table:table-cell>
          <table:table-cell office:value-type="string" table:style-name="ce5">
            <text:p>2015-04</text:p>
          </table:table-cell>
          <table:table-cell office:value-type="string" table:style-name="ce5">
            <text:p>2015-05</text:p>
          </table:table-cell>
          <table:table-cell office:value-type="string" table:style-name="ce5">
            <text:p>2015-06</text:p>
          </table:table-cell>
          <table:table-cell office:value-type="string" table:style-name="ce5">
            <text:p>2015-07</text:p>
          </table:table-cell>
          <table:table-cell office:value-type="string" table:style-name="ce5">
            <text:p>2015-08</text:p>
          </table:table-cell>
          <table:table-cell office:value-type="string" table:style-name="ce5">
            <text:p>2015-09</text:p>
          </table:table-cell>
          <table:table-cell office:value-type="string" table:style-name="ce5">
            <text:p>2015-10</text:p>
          </table:table-cell>
          <table:table-cell office:value-type="string" table:style-name="ce5">
            <text:p>2015-11</text:p>
          </table:table-cell>
          <table:table-cell office:value-type="string" table:style-name="ce5">
            <text:p>2015-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73.214285714285694" table:style-name="ce7">
            <text:p>73,214</text:p>
          </table:table-cell>
          <table:table-cell office:value-type="float" office:value="93.912337662337706" table:style-name="ce7">
            <text:p>93,912</text:p>
          </table:table-cell>
          <table:table-cell office:value-type="float" office:value="85.226865778541793" table:style-name="ce7">
            <text:p>85,227</text:p>
          </table:table-cell>
          <table:table-cell office:value-type="float" office:value="87.186220995106297" table:style-name="ce7">
            <text:p>87,186</text:p>
          </table:table-cell>
          <table:table-cell office:value-type="float" office:value="88.018433179723502" table:style-name="ce7">
            <text:p>88,018</text:p>
          </table:table-cell>
          <table:table-cell office:value-type="float" office:value="85.150078988941502" table:style-name="ce7">
            <text:p>85,150</text:p>
          </table:table-cell>
          <table:table-cell office:value-type="float" office:value="85.234627831715201" table:style-name="ce7">
            <text:p>85,235</text:p>
          </table:table-cell>
          <table:table-cell office:value-type="float" office:value="87.714285714285694" table:style-name="ce7">
            <text:p>87,714</text:p>
          </table:table-cell>
          <table:table-cell office:value-type="float" office:value="87.643678160919507" table:style-name="ce7">
            <text:p>87,644</text:p>
          </table:table-cell>
          <table:table-cell office:value-type="float" office:value="87.280701754386001" table:style-name="ce7">
            <text:p>87,281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87.087226843556095" table:style-name="ce7">
            <text:p>87,087</text:p>
          </table:table-cell>
          <table:table-cell office:value-type="float" office:value="92.988779434858799" table:style-name="ce7">
            <text:p>92,989</text:p>
          </table:table-cell>
          <table:table-cell office:value-type="float" office:value="85.950653908274106" table:style-name="ce7">
            <text:p>85,951</text:p>
          </table:table-cell>
          <table:table-cell office:value-type="float" office:value="86.871730616602704" table:style-name="ce7">
            <text:p>86,872</text:p>
          </table:table-cell>
          <table:table-cell office:value-type="float" office:value="80.008748950479699" table:style-name="ce7">
            <text:p>80,009</text:p>
          </table:table-cell>
          <table:table-cell office:value-type="float" office:value="77.548634052583395" table:style-name="ce7">
            <text:p>77,549</text:p>
          </table:table-cell>
          <table:table-cell office:value-type="float" office:value="77.136414410893195" table:style-name="ce7">
            <text:p>77,136</text:p>
          </table:table-cell>
          <table:table-cell office:value-type="float" office:value="80.958244385745104" table:style-name="ce7">
            <text:p>80,958</text:p>
          </table:table-cell>
          <table:table-cell office:value-type="float" office:value="82.108557516709993" table:style-name="ce7">
            <text:p>82,109</text:p>
          </table:table-cell>
          <table:table-cell office:value-type="float" office:value="80.735303926652193" table:style-name="ce7">
            <text:p>80,735</text:p>
          </table:table-cell>
          <table:table-cell office:value-type="float" office:value="82.206655729710107" table:style-name="ce7">
            <text:p>82,207</text:p>
          </table:table-cell>
          <table:table-cell office:value-type="float" office:value="76.924438510687494" table:style-name="ce7">
            <text:p>76,92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5.649838927045593" table:style-name="ce7">
            <text:p>95,650</text:p>
          </table:table-cell>
          <table:table-cell office:value-type="float" office:value="93.375204145780401" table:style-name="ce7">
            <text:p>93,375</text:p>
          </table:table-cell>
          <table:table-cell office:value-type="float" office:value="76.166780321141601" table:style-name="ce7">
            <text:p>76,167</text:p>
          </table:table-cell>
          <table:table-cell office:value-type="float" office:value="76.652382287977701" table:style-name="ce7">
            <text:p>76,652</text:p>
          </table:table-cell>
          <table:table-cell office:value-type="float" office:value="69.986156381265999" table:style-name="ce7">
            <text:p>69,986</text:p>
          </table:table-cell>
          <table:table-cell office:value-type="float" office:value="69.062133004920099" table:style-name="ce7">
            <text:p>69,062</text:p>
          </table:table-cell>
          <table:table-cell office:value-type="float" office:value="68.641840220867195" table:style-name="ce7">
            <text:p>68,642</text:p>
          </table:table-cell>
          <table:table-cell office:value-type="float" office:value="70.840676274393104" table:style-name="ce7">
            <text:p>70,841</text:p>
          </table:table-cell>
          <table:table-cell office:value-type="float" office:value="84.209528049425401" table:style-name="ce7">
            <text:p>84,210</text:p>
          </table:table-cell>
          <table:table-cell office:value-type="float" office:value="87.222754693578395" table:style-name="ce7">
            <text:p>87,223</text:p>
          </table:table-cell>
          <table:table-cell office:value-type="float" office:value="73.827066085233298" table:style-name="ce7">
            <text:p>73,827</text:p>
          </table:table-cell>
          <table:table-cell office:value-type="float" office:value="72.431993843243404" table:style-name="ce7">
            <text:p>72,43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67.7083333333333" table:style-name="ce7">
            <text:p>67,708</text:p>
          </table:table-cell>
          <table:table-cell office:value-type="float" office:value="4.1666666666666599" table:style-name="ce7">
            <text:p>4,167</text:p>
          </table:table-cell>
          <table:table-cell office:value-type="float" office:value="4.1666666666666599" table:style-name="ce7">
            <text:p>4,167</text:p>
          </table:table-cell>
          <table:table-cell office:value-type="float" office:value="67.5" table:style-name="ce7">
            <text:p>67,500</text:p>
          </table:table-cell>
          <table:table-cell office:value-type="float" office:value="76.0416666666667" table:style-name="ce7">
            <text:p>76,042</text:p>
          </table:table-cell>
          <table:table-cell office:value-type="float" office:value="72.159090909090907" table:style-name="ce7">
            <text:p>72,159</text:p>
          </table:table-cell>
          <table:table-cell office:value-type="float" office:value="58.3333333333333" table:style-name="ce7">
            <text:p>58,333</text:p>
          </table:table-cell>
          <table:table-cell office:value-type="float" office:value="79.6875" table:style-name="ce7">
            <text:p>79,688</text:p>
          </table:table-cell>
          <table:table-cell office:value-type="float" office:value="65.552919241670907" table:style-name="ce7">
            <text:p>65,553</text:p>
          </table:table-cell>
          <table:table-cell office:value-type="float" office:value="44.612732921379902" table:style-name="ce7">
            <text:p>44,61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4.143249155140097" table:style-name="ce7">
            <text:p>94,143</text:p>
          </table:table-cell>
          <table:table-cell office:value-type="float" office:value="91.026405896344997" table:style-name="ce7">
            <text:p>91,026</text:p>
          </table:table-cell>
          <table:table-cell office:value-type="float" office:value="78.237521707740299" table:style-name="ce7">
            <text:p>78,238</text:p>
          </table:table-cell>
          <table:table-cell office:value-type="float" office:value="84.248416253685406" table:style-name="ce7">
            <text:p>84,248</text:p>
          </table:table-cell>
          <table:table-cell office:value-type="float" office:value="76.248601111005399" table:style-name="ce7">
            <text:p>76,249</text:p>
          </table:table-cell>
          <table:table-cell office:value-type="float" office:value="80.461953835688703" table:style-name="ce7">
            <text:p>80,462</text:p>
          </table:table-cell>
          <table:table-cell office:value-type="float" office:value="77.169263459994099" table:style-name="ce7">
            <text:p>77,169</text:p>
          </table:table-cell>
          <table:table-cell office:value-type="float" office:value="81.567064161376194" table:style-name="ce7">
            <text:p>81,567</text:p>
          </table:table-cell>
          <table:table-cell office:value-type="float" office:value="82.507025159533995" table:style-name="ce7">
            <text:p>82,507</text:p>
          </table:table-cell>
          <table:table-cell office:value-type="float" office:value="83.084597467257097" table:style-name="ce7">
            <text:p>83,085</text:p>
          </table:table-cell>
          <table:table-cell office:value-type="float" office:value="77.180907255580294" table:style-name="ce7">
            <text:p>77,181</text:p>
          </table:table-cell>
          <table:table-cell office:value-type="float" office:value="75.421975550298299" table:style-name="ce7">
            <text:p>75,4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Indicador de Desempenho no Atendimento (IDA)</text:p>
          </table:table-cell>
          <table:table-cell office:value-type="float" office:value="94.535388790807104" table:style-name="ce7">
            <text:p>94,535</text:p>
          </table:table-cell>
          <table:table-cell office:value-type="float" office:value="89.772315519326398" table:style-name="ce7">
            <text:p>89,772</text:p>
          </table:table-cell>
          <table:table-cell office:value-type="float" office:value="84.0731781185372" table:style-name="ce7">
            <text:p>84,073</text:p>
          </table:table-cell>
          <table:table-cell office:value-type="float" office:value="87.858465833629197" table:style-name="ce7">
            <text:p>87,858</text:p>
          </table:table-cell>
          <table:table-cell office:value-type="float" office:value="86.485712860252505" table:style-name="ce7">
            <text:p>86,486</text:p>
          </table:table-cell>
          <table:table-cell office:value-type="float" office:value="84.3941725591405" table:style-name="ce7">
            <text:p>84,394</text:p>
          </table:table-cell>
          <table:table-cell office:value-type="float" office:value="81.743371392624994" table:style-name="ce7">
            <text:p>81,743</text:p>
          </table:table-cell>
          <table:table-cell office:value-type="float" office:value="80.441596373124497" table:style-name="ce7">
            <text:p>80,442</text:p>
          </table:table-cell>
          <table:table-cell office:value-type="float" office:value="75.631775394276502" table:style-name="ce7">
            <text:p>75,632</text:p>
          </table:table-cell>
          <table:table-cell office:value-type="float" office:value="84.090405356656206" table:style-name="ce7">
            <text:p>84,090</text:p>
          </table:table-cell>
          <table:table-cell office:value-type="float" office:value="73.028940332066597" table:style-name="ce7">
            <text:p>73,029</text:p>
          </table:table-cell>
          <table:table-cell office:value-type="float" office:value="70.042972624816898" table:style-name="ce7">
            <text:p>70,043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Índice de Reclamações</text:p>
          </table:table-cell>
          <table:table-cell office:value-type="float" office:value="8.0151011047753601E-2" table:style-name="ce7">
            <text:p>0,080</text:p>
          </table:table-cell>
          <table:table-cell office:value-type="float" office:value="0.124426547130999" table:style-name="ce7">
            <text:p>0,124</text:p>
          </table:table-cell>
          <table:table-cell office:value-type="float" office:value="0.142779770579231" table:style-name="ce7">
            <text:p>0,143</text:p>
          </table:table-cell>
          <table:table-cell office:value-type="float" office:value="0.23955390793065701" table:style-name="ce7">
            <text:p>0,240</text:p>
          </table:table-cell>
          <table:table-cell office:value-type="float" office:value="0.171162778957863" table:style-name="ce7">
            <text:p>0,171</text:p>
          </table:table-cell>
          <table:table-cell office:value-type="float" office:value="0.16622183288324799" table:style-name="ce7">
            <text:p>0,166</text:p>
          </table:table-cell>
          <table:table-cell office:value-type="float" office:value="0.161885796643149" table:style-name="ce7">
            <text:p>0,162</text:p>
          </table:table-cell>
          <table:table-cell office:value-type="float" office:value="0.13680286238491901" table:style-name="ce7">
            <text:p>0,137</text:p>
          </table:table-cell>
          <table:table-cell office:value-type="float" office:value="0.13559110709359701" table:style-name="ce7">
            <text:p>0,136</text:p>
          </table:table-cell>
          <table:table-cell office:value-type="float" office:value="0.13326309095556699" table:style-name="ce7">
            <text:p>0,133</text:p>
          </table:table-cell>
          <table:table-cell office:value-type="float" office:value="0.11275105577755801" table:style-name="ce7">
            <text:p>0,113</text:p>
          </table:table-cell>
          <table:table-cell office:value-type="float" office:value="0.11168537075691901" table:style-name="ce7">
            <text:p>0,1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Índice de Reclamações</text:p>
          </table:table-cell>
          <table:table-cell office:value-type="float" office:value="0.25204919739253001" table:style-name="ce7">
            <text:p>0,252</text:p>
          </table:table-cell>
          <table:table-cell office:value-type="float" office:value="0.34022441130282299" table:style-name="ce7">
            <text:p>0,340</text:p>
          </table:table-cell>
          <table:table-cell office:value-type="float" office:value="0.48098692183451702" table:style-name="ce7">
            <text:p>0,481</text:p>
          </table:table-cell>
          <table:table-cell office:value-type="float" office:value="0.46256538766794503" table:style-name="ce7">
            <text:p>0,463</text:p>
          </table:table-cell>
          <table:table-cell office:value-type="float" office:value="0.49127990391444998" table:style-name="ce7">
            <text:p>0,491</text:p>
          </table:table-cell>
          <table:table-cell office:value-type="float" office:value="0.52308647677712306" table:style-name="ce7">
            <text:p>0,523</text:p>
          </table:table-cell>
          <table:table-cell office:value-type="float" office:value="0.65727171178213695" table:style-name="ce7">
            <text:p>0,657</text:p>
          </table:table-cell>
          <table:table-cell office:value-type="float" office:value="0.58083511228509899" table:style-name="ce7">
            <text:p>0,581</text:p>
          </table:table-cell>
          <table:table-cell office:value-type="float" office:value="0.55782884966580004" table:style-name="ce7">
            <text:p>0,558</text:p>
          </table:table-cell>
          <table:table-cell office:value-type="float" office:value="0.58529392146695702" table:style-name="ce7">
            <text:p>0,585</text:p>
          </table:table-cell>
          <table:table-cell office:value-type="float" office:value="0.55586688540579698" table:style-name="ce7">
            <text:p>0,556</text:p>
          </table:table-cell>
          <table:table-cell office:value-type="float" office:value="0.55986617532709704" table:style-name="ce7">
            <text:p>0,56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Índice de Reclamações</text:p>
          </table:table-cell>
          <table:table-cell office:value-type="float" office:value="0.28700322145908802" table:style-name="ce7">
            <text:p>0,287</text:p>
          </table:table-cell>
          <table:table-cell office:value-type="float" office:value="0.33249591708439202" table:style-name="ce7">
            <text:p>0,332</text:p>
          </table:table-cell>
          <table:table-cell office:value-type="float" office:value="0.45536633971676099" table:style-name="ce7">
            <text:p>0,455</text:p>
          </table:table-cell>
          <table:table-cell office:value-type="float" office:value="0.43412098651611702" table:style-name="ce7">
            <text:p>0,434</text:p>
          </table:table-cell>
          <table:table-cell office:value-type="float" office:value="0.53687512404686399" table:style-name="ce7">
            <text:p>0,537</text:p>
          </table:table-cell>
          <table:table-cell office:value-type="float" office:value="0.54515907540351904" table:style-name="ce7">
            <text:p>0,545</text:p>
          </table:table-cell>
          <table:table-cell office:value-type="float" office:value="0.56254072930940102" table:style-name="ce7">
            <text:p>0,563</text:p>
          </table:table-cell>
          <table:table-cell office:value-type="float" office:value="0.564690297912946" table:style-name="ce7">
            <text:p>0,565</text:p>
          </table:table-cell>
          <table:table-cell office:value-type="float" office:value="0.51580943901149301" table:style-name="ce7">
            <text:p>0,516</text:p>
          </table:table-cell>
          <table:table-cell office:value-type="float" office:value="0.45554490612843201" table:style-name="ce7">
            <text:p>0,456</text:p>
          </table:table-cell>
          <table:table-cell office:value-type="float" office:value="0.49552055998762001" table:style-name="ce7">
            <text:p>0,496</text:p>
          </table:table-cell>
          <table:table-cell office:value-type="float" office:value="0.498389622875961" table:style-name="ce7">
            <text:p>0,49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Índice de Reclamações</text:p>
          </table:table-cell>
          <table:table-cell office:value-type="float" office:value="3.75523385718846E-2" table:style-name="ce7">
            <text:p>0,038</text:p>
          </table:table-cell>
          <table:table-cell office:value-type="float" office:value="7.4686782306701296E-2" table:style-name="ce7">
            <text:p>0,075</text:p>
          </table:table-cell>
          <table:table-cell office:value-type="float" office:value="7.3180994895625601E-2" table:style-name="ce7">
            <text:p>0,073</text:p>
          </table:table-cell>
          <table:table-cell office:value-type="float" office:value="1.7862565421645899E-2" table:style-name="ce7">
            <text:p>0,018</text:p>
          </table:table-cell>
          <table:table-cell office:value-type="float" office:value="1.7406440382941701E-2" table:style-name="ce7">
            <text:p>0,017</text:p>
          </table:table-cell>
          <table:table-cell office:value-type="float" office:value="8.4688346883468796E-2" table:style-name="ce7">
            <text:p>0,085</text:p>
          </table:table-cell>
          <table:table-cell office:value-type="float" office:value="0.132240148108966" table:style-name="ce7">
            <text:p>0,132</text:p>
          </table:table-cell>
          <table:table-cell office:value-type="float" office:value="0.17875424541332899" table:style-name="ce7">
            <text:p>0,179</text:p>
          </table:table-cell>
          <table:table-cell office:value-type="float" office:value="0.127153665204399" table:style-name="ce7">
            <text:p>0,127</text:p>
          </table:table-cell>
          <table:table-cell office:value-type="float" office:value="0.124670791192009" table:style-name="ce7">
            <text:p>0,125</text:p>
          </table:table-cell>
          <table:table-cell office:value-type="float" office:value="0.30977494849991499" table:style-name="ce7">
            <text:p>0,310</text:p>
          </table:table-cell>
          <table:table-cell office:value-type="float" office:value="0.60048038430744599" table:style-name="ce7">
            <text:p>0,6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Índice de Reclamações</text:p>
          </table:table-cell>
          <table:table-cell office:value-type="float" office:value="0.31713501689719698" table:style-name="ce7">
            <text:p>0,317</text:p>
          </table:table-cell>
          <table:table-cell office:value-type="float" office:value="0.37947188207310001" table:style-name="ce7">
            <text:p>0,379</text:p>
          </table:table-cell>
          <table:table-cell office:value-type="float" office:value="0.59360434198232204" table:style-name="ce7">
            <text:p>0,594</text:p>
          </table:table-cell>
          <table:table-cell office:value-type="float" office:value="0.51503167492629198" table:style-name="ce7">
            <text:p>0,515</text:p>
          </table:table-cell>
          <table:table-cell office:value-type="float" office:value="0.55620414873582003" table:style-name="ce7">
            <text:p>0,556</text:p>
          </table:table-cell>
          <table:table-cell office:value-type="float" office:value="0.59076092328622698" table:style-name="ce7">
            <text:p>0,591</text:p>
          </table:table-cell>
          <table:table-cell office:value-type="float" office:value="0.65661473080011801" table:style-name="ce7">
            <text:p>0,657</text:p>
          </table:table-cell>
          <table:table-cell office:value-type="float" office:value="0.56865871677247704" table:style-name="ce7">
            <text:p>0,569</text:p>
          </table:table-cell>
          <table:table-cell office:value-type="float" office:value="0.54985949680932" table:style-name="ce7">
            <text:p>0,550</text:p>
          </table:table-cell>
          <table:table-cell office:value-type="float" office:value="0.53830805065485698" table:style-name="ce7">
            <text:p>0,538</text:p>
          </table:table-cell>
          <table:table-cell office:value-type="float" office:value="0.65638185488839296" table:style-name="ce7">
            <text:p>0,656</text:p>
          </table:table-cell>
          <table:table-cell office:value-type="float" office:value="0.69156048899403499" table:style-name="ce7">
            <text:p>0,69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Índice de Reclamações</text:p>
          </table:table-cell>
          <table:table-cell office:value-type="float" office:value="0.30929222418385799" table:style-name="ce7">
            <text:p>0,309</text:p>
          </table:table-cell>
          <table:table-cell office:value-type="float" office:value="0.351002460623414" table:style-name="ce7">
            <text:p>0,351</text:p>
          </table:table-cell>
          <table:table-cell office:value-type="float" office:value="0.51853643762925605" table:style-name="ce7">
            <text:p>0,519</text:p>
          </table:table-cell>
          <table:table-cell office:value-type="float" office:value="0.44283068332741599" table:style-name="ce7">
            <text:p>0,443</text:p>
          </table:table-cell>
          <table:table-cell office:value-type="float" office:value="0.47028574279495" table:style-name="ce7">
            <text:p>0,470</text:p>
          </table:table-cell>
          <table:table-cell office:value-type="float" office:value="0.51211654881719004" table:style-name="ce7">
            <text:p>0,512</text:p>
          </table:table-cell>
          <table:table-cell office:value-type="float" office:value="0.56513257214750101" table:style-name="ce7">
            <text:p>0,565</text:p>
          </table:table-cell>
          <table:table-cell office:value-type="float" office:value="0.59116807253751003" table:style-name="ce7">
            <text:p>0,591</text:p>
          </table:table-cell>
          <table:table-cell office:value-type="float" office:value="0.58059202026530199" table:style-name="ce7">
            <text:p>0,581</text:p>
          </table:table-cell>
          <table:table-cell office:value-type="float" office:value="0.51819189286687595" table:style-name="ce7">
            <text:p>0,518</text:p>
          </table:table-cell>
          <table:table-cell office:value-type="float" office:value="0.490193235592497" table:style-name="ce7">
            <text:p>0,490</text:p>
          </table:table-cell>
          <table:table-cell office:value-type="float" office:value="0.58899833009999603" table:style-name="ce7">
            <text:p>0,589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1222692" table:style-name="ce10">
            <text:p>1.222.692</text:p>
          </table:table-cell>
          <table:table-cell office:value-type="float" office:value="1237678" table:style-name="ce10">
            <text:p>1.237.678</text:p>
          </table:table-cell>
          <table:table-cell office:value-type="float" office:value="1253679" table:style-name="ce10">
            <text:p>1.253.679</text:p>
          </table:table-cell>
          <table:table-cell office:value-type="float" office:value="1264851" table:style-name="ce10">
            <text:p>1.264.851</text:p>
          </table:table-cell>
          <table:table-cell office:value-type="float" office:value="1267799" table:style-name="ce10">
            <text:p>1.267.799</text:p>
          </table:table-cell>
          <table:table-cell office:value-type="float" office:value="1269388" table:style-name="ce10">
            <text:p>1.269.388</text:p>
          </table:table-cell>
          <table:table-cell office:value-type="float" office:value="1272502" table:style-name="ce10">
            <text:p>1.272.502</text:p>
          </table:table-cell>
          <table:table-cell office:value-type="float" office:value="1279213" table:style-name="ce10">
            <text:p>1.279.213</text:p>
          </table:table-cell>
          <table:table-cell office:value-type="float" office:value="1283270" table:style-name="ce10">
            <text:p>1.283.270</text:p>
          </table:table-cell>
          <table:table-cell office:value-type="float" office:value="1283176" table:style-name="ce10">
            <text:p>1.283.176</text:p>
          </table:table-cell>
          <table:table-cell office:value-type="float" office:value="1286019" table:style-name="ce10">
            <text:p>1.286.019</text:p>
          </table:table-cell>
          <table:table-cell office:value-type="float" office:value="1298290" table:style-name="ce10">
            <text:p>1.298.29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71089296" table:style-name="ce10">
            <text:p>71.089.296</text:p>
          </table:table-cell>
          <table:table-cell office:value-type="float" office:value="71779094" table:style-name="ce10">
            <text:p>71.779.094</text:p>
          </table:table-cell>
          <table:table-cell office:value-type="float" office:value="71941665" table:style-name="ce10">
            <text:p>71.941.665</text:p>
          </table:table-cell>
          <table:table-cell office:value-type="float" office:value="71585555" table:style-name="ce10">
            <text:p>71.585.555</text:p>
          </table:table-cell>
          <table:table-cell office:value-type="float" office:value="71598695" table:style-name="ce10">
            <text:p>71.598.695</text:p>
          </table:table-cell>
          <table:table-cell office:value-type="float" office:value="71202376" table:style-name="ce10">
            <text:p>71.202.376</text:p>
          </table:table-cell>
          <table:table-cell office:value-type="float" office:value="71370788" table:style-name="ce10">
            <text:p>71.370.788</text:p>
          </table:table-cell>
          <table:table-cell office:value-type="float" office:value="71209538" table:style-name="ce10">
            <text:p>71.209.538</text:p>
          </table:table-cell>
          <table:table-cell office:value-type="float" office:value="70353120" table:style-name="ce10">
            <text:p>70.353.120</text:p>
          </table:table-cell>
          <table:table-cell office:value-type="float" office:value="69054194" table:style-name="ce10">
            <text:p>69.054.194</text:p>
          </table:table-cell>
          <table:table-cell office:value-type="float" office:value="67375843" table:style-name="ce10">
            <text:p>67.375.843</text:p>
          </table:table-cell>
          <table:table-cell office:value-type="float" office:value="65978267" table:style-name="ce10">
            <text:p>65.978.2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50633578" table:style-name="ce10">
            <text:p>50.633.578</text:p>
          </table:table-cell>
          <table:table-cell office:value-type="float" office:value="50352498" table:style-name="ce10">
            <text:p>50.352.498</text:p>
          </table:table-cell>
          <table:table-cell office:value-type="float" office:value="50328709" table:style-name="ce10">
            <text:p>50.328.709</text:p>
          </table:table-cell>
          <table:table-cell office:value-type="float" office:value="50052867" table:style-name="ce10">
            <text:p>50.052.867</text:p>
          </table:table-cell>
          <table:table-cell office:value-type="float" office:value="50469837" table:style-name="ce10">
            <text:p>50.469.837</text:p>
          </table:table-cell>
          <table:table-cell office:value-type="float" office:value="50231210" table:style-name="ce10">
            <text:p>50.231.210</text:p>
          </table:table-cell>
          <table:table-cell office:value-type="float" office:value="50051487" table:style-name="ce10">
            <text:p>50.051.487</text:p>
          </table:table-cell>
          <table:table-cell office:value-type="float" office:value="50046902" table:style-name="ce10">
            <text:p>50.046.902</text:p>
          </table:table-cell>
          <table:table-cell office:value-type="float" office:value="49462065" table:style-name="ce10">
            <text:p>49.462.065</text:p>
          </table:table-cell>
          <table:table-cell office:value-type="float" office:value="49220175" table:style-name="ce10">
            <text:p>49.220.175</text:p>
          </table:table-cell>
          <table:table-cell office:value-type="float" office:value="49202802" table:style-name="ce10">
            <text:p>49.202.802</text:p>
          </table:table-cell>
          <table:table-cell office:value-type="float" office:value="48060792" table:style-name="ce10">
            <text:p>48.060.79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53259" table:style-name="ce10">
            <text:p>53.259</text:p>
          </table:table-cell>
          <table:table-cell office:value-type="float" office:value="53557" table:style-name="ce10">
            <text:p>53.557</text:p>
          </table:table-cell>
          <table:table-cell office:value-type="float" office:value="54659" table:style-name="ce10">
            <text:p>54.659</text:p>
          </table:table-cell>
          <table:table-cell office:value-type="float" office:value="55983" table:style-name="ce10">
            <text:p>55.983</text:p>
          </table:table-cell>
          <table:table-cell office:value-type="float" office:value="57450" table:style-name="ce10">
            <text:p>57.450</text:p>
          </table:table-cell>
          <table:table-cell office:value-type="float" office:value="59040" table:style-name="ce10">
            <text:p>59.040</text:p>
          </table:table-cell>
          <table:table-cell office:value-type="float" office:value="60496" table:style-name="ce10">
            <text:p>60.496</text:p>
          </table:table-cell>
          <table:table-cell office:value-type="float" office:value="61537" table:style-name="ce10">
            <text:p>61.537</text:p>
          </table:table-cell>
          <table:table-cell office:value-type="float" office:value="62916" table:style-name="ce10">
            <text:p>62.916</text:p>
          </table:table-cell>
          <table:table-cell office:value-type="float" office:value="64169" table:style-name="ce10">
            <text:p>64.169</text:p>
          </table:table-cell>
          <table:table-cell office:value-type="float" office:value="64563" table:style-name="ce10">
            <text:p>64.563</text:p>
          </table:table-cell>
          <table:table-cell office:value-type="float" office:value="64948" table:style-name="ce10">
            <text:p>64.94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75683853" table:style-name="ce10">
            <text:p>75.683.853</text:p>
          </table:table-cell>
          <table:table-cell office:value-type="float" office:value="75673591" table:style-name="ce10">
            <text:p>75.673.591</text:p>
          </table:table-cell>
          <table:table-cell office:value-type="float" office:value="75565485" table:style-name="ce10">
            <text:p>75.565.485</text:p>
          </table:table-cell>
          <table:table-cell office:value-type="float" office:value="75269157" table:style-name="ce10">
            <text:p>75.269.157</text:p>
          </table:table-cell>
          <table:table-cell office:value-type="float" office:value="75046186" table:style-name="ce10">
            <text:p>75.046.186</text:p>
          </table:table-cell>
          <table:table-cell office:value-type="float" office:value="74600398" table:style-name="ce10">
            <text:p>74.600.398</text:p>
          </table:table-cell>
          <table:table-cell office:value-type="float" office:value="74025144" table:style-name="ce10">
            <text:p>74.025.144</text:p>
          </table:table-cell>
          <table:table-cell office:value-type="float" office:value="73388482" table:style-name="ce10">
            <text:p>73.388.482</text:p>
          </table:table-cell>
          <table:table-cell office:value-type="float" office:value="72573085" table:style-name="ce10">
            <text:p>72.573.085</text:p>
          </table:table-cell>
          <table:table-cell office:value-type="float" office:value="71910498" table:style-name="ce10">
            <text:p>71.910.498</text:p>
          </table:table-cell>
          <table:table-cell office:value-type="float" office:value="69293506" table:style-name="ce10">
            <text:p>69.293.506</text:p>
          </table:table-cell>
          <table:table-cell office:value-type="float" office:value="66234264" table:style-name="ce10">
            <text:p>66.234.26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acessos em serviço</text:p>
          </table:table-cell>
          <table:table-cell office:value-type="float" office:value="80238034" table:style-name="ce10">
            <text:p>80.238.034</text:p>
          </table:table-cell>
          <table:table-cell office:value-type="float" office:value="80694591" table:style-name="ce10">
            <text:p>80.694.591</text:p>
          </table:table-cell>
          <table:table-cell office:value-type="float" office:value="81047342" table:style-name="ce10">
            <text:p>81.047.342</text:p>
          </table:table-cell>
          <table:table-cell office:value-type="float" office:value="81898119" table:style-name="ce10">
            <text:p>81.898.119</text:p>
          </table:table-cell>
          <table:table-cell office:value-type="float" office:value="82058622" table:style-name="ce10">
            <text:p>82.058.622</text:p>
          </table:table-cell>
          <table:table-cell office:value-type="float" office:value="82655013" table:style-name="ce10">
            <text:p>82.655.013</text:p>
          </table:table-cell>
          <table:table-cell office:value-type="float" office:value="82198412" table:style-name="ce10">
            <text:p>82.198.412</text:p>
          </table:table-cell>
          <table:table-cell office:value-type="float" office:value="81430311" table:style-name="ce10">
            <text:p>81.430.311</text:p>
          </table:table-cell>
          <table:table-cell office:value-type="float" office:value="79413768" table:style-name="ce10">
            <text:p>79.413.768</text:p>
          </table:table-cell>
          <table:table-cell office:value-type="float" office:value="79435824" table:style-name="ce10">
            <text:p>79.435.824</text:p>
          </table:table-cell>
          <table:table-cell office:value-type="float" office:value="79491101" table:style-name="ce10">
            <text:p>79.491.101</text:p>
          </table:table-cell>
          <table:table-cell office:value-type="float" office:value="73268459" table:style-name="ce10">
            <text:p>73.268.459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abertas</text:p>
          </table:table-cell>
          <table:table-cell office:value-type="float" office:value="26" table:style-name="ce10">
            <text:p>26</text:p>
          </table:table-cell>
          <table:table-cell office:value-type="float" office:value="15" table:style-name="ce10">
            <text:p>15</text:p>
          </table:table-cell>
          <table:table-cell office:value-type="float" office:value="22" table:style-name="ce10">
            <text:p>22</text:p>
          </table:table-cell>
          <table:table-cell office:value-type="float" office:value="28" table:style-name="ce10">
            <text:p>28</text:p>
          </table:table-cell>
          <table:table-cell office:value-type="float" office:value="24" table:style-name="ce10">
            <text:p>24</text:p>
          </table:table-cell>
          <table:table-cell office:value-type="float" office:value="32" table:style-name="ce10">
            <text:p>32</text:p>
          </table:table-cell>
          <table:table-cell office:value-type="float" office:value="30" table:style-name="ce10">
            <text:p>30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float" office:value="14" table:style-name="ce10">
            <text:p>14</text:p>
          </table:table-cell>
          <table:table-cell office:value-type="float" office:value="7" table:style-name="ce10">
            <text:p>7</text:p>
          </table:table-cell>
          <table:table-cell office:value-type="float" office:value="11" table:style-name="ce10">
            <text:p>1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abertas</text:p>
          </table:table-cell>
          <table:table-cell office:value-type="float" office:value="1459" table:style-name="ce10">
            <text:p>1.459</text:p>
          </table:table-cell>
          <table:table-cell office:value-type="float" office:value="1613" table:style-name="ce10">
            <text:p>1.613</text:p>
          </table:table-cell>
          <table:table-cell office:value-type="float" office:value="2667" table:style-name="ce10">
            <text:p>2.667</text:p>
          </table:table-cell>
          <table:table-cell office:value-type="float" office:value="2281" table:style-name="ce10">
            <text:p>2.281</text:p>
          </table:table-cell>
          <table:table-cell office:value-type="float" office:value="3041" table:style-name="ce10">
            <text:p>3.041</text:p>
          </table:table-cell>
          <table:table-cell office:value-type="float" office:value="2739" table:style-name="ce10">
            <text:p>2.739</text:p>
          </table:table-cell>
          <table:table-cell office:value-type="float" office:value="3655" table:style-name="ce10">
            <text:p>3.655</text:p>
          </table:table-cell>
          <table:table-cell office:value-type="float" office:value="2798" table:style-name="ce10">
            <text:p>2.798</text:p>
          </table:table-cell>
          <table:table-cell office:value-type="float" office:value="2936" table:style-name="ce10">
            <text:p>2.936</text:p>
          </table:table-cell>
          <table:table-cell office:value-type="float" office:value="2961" table:style-name="ce10">
            <text:p>2.961</text:p>
          </table:table-cell>
          <table:table-cell office:value-type="float" office:value="2803" table:style-name="ce10">
            <text:p>2.803</text:p>
          </table:table-cell>
          <table:table-cell office:value-type="float" office:value="2827" table:style-name="ce10">
            <text:p>2.82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abertas</text:p>
          </table:table-cell>
          <table:table-cell office:value-type="float" office:value="1161" table:style-name="ce10">
            <text:p>1.161</text:p>
          </table:table-cell>
          <table:table-cell office:value-type="float" office:value="1324" table:style-name="ce10">
            <text:p>1.324</text:p>
          </table:table-cell>
          <table:table-cell office:value-type="float" office:value="1823" table:style-name="ce10">
            <text:p>1.823</text:p>
          </table:table-cell>
          <table:table-cell office:value-type="float" office:value="2241" table:style-name="ce10">
            <text:p>2.241</text:p>
          </table:table-cell>
          <table:table-cell office:value-type="float" office:value="2771" table:style-name="ce10">
            <text:p>2.771</text:p>
          </table:table-cell>
          <table:table-cell office:value-type="float" office:value="2331" table:style-name="ce10">
            <text:p>2.331</text:p>
          </table:table-cell>
          <table:table-cell office:value-type="float" office:value="3117" table:style-name="ce10">
            <text:p>3.117</text:p>
          </table:table-cell>
          <table:table-cell office:value-type="float" office:value="2501" table:style-name="ce10">
            <text:p>2.501</text:p>
          </table:table-cell>
          <table:table-cell office:value-type="float" office:value="1971" table:style-name="ce10">
            <text:p>1.971</text:p>
          </table:table-cell>
          <table:table-cell office:value-type="float" office:value="1780" table:style-name="ce10">
            <text:p>1.780</text:p>
          </table:table-cell>
          <table:table-cell office:value-type="float" office:value="2320" table:style-name="ce10">
            <text:p>2.320</text:p>
          </table:table-cell>
          <table:table-cell office:value-type="float" office:value="2634" table:style-name="ce10">
            <text:p>2.63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abertas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12" table:style-name="ce10">
            <text:p>1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abertas</text:p>
          </table:table-cell>
          <table:table-cell office:value-type="float" office:value="1547" table:style-name="ce10">
            <text:p>1.547</text:p>
          </table:table-cell>
          <table:table-cell office:value-type="float" office:value="1856" table:style-name="ce10">
            <text:p>1.856</text:p>
          </table:table-cell>
          <table:table-cell office:value-type="float" office:value="3268" table:style-name="ce10">
            <text:p>3.268</text:p>
          </table:table-cell>
          <table:table-cell office:value-type="float" office:value="2297" table:style-name="ce10">
            <text:p>2.297</text:p>
          </table:table-cell>
          <table:table-cell office:value-type="float" office:value="3919" table:style-name="ce10">
            <text:p>3.919</text:p>
          </table:table-cell>
          <table:table-cell office:value-type="float" office:value="2927" table:style-name="ce10">
            <text:p>2.927</text:p>
          </table:table-cell>
          <table:table-cell office:value-type="float" office:value="3731" table:style-name="ce10">
            <text:p>3.731</text:p>
          </table:table-cell>
          <table:table-cell office:value-type="float" office:value="2954" table:style-name="ce10">
            <text:p>2.954</text:p>
          </table:table-cell>
          <table:table-cell office:value-type="float" office:value="3122" table:style-name="ce10">
            <text:p>3.122</text:p>
          </table:table-cell>
          <table:table-cell office:value-type="float" office:value="2491" table:style-name="ce10">
            <text:p>2.491</text:p>
          </table:table-cell>
          <table:table-cell office:value-type="float" office:value="3450" table:style-name="ce10">
            <text:p>3.450</text:p>
          </table:table-cell>
          <table:table-cell office:value-type="float" office:value="3424" table:style-name="ce10">
            <text:p>3.42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abertas</text:p>
          </table:table-cell>
          <table:table-cell office:value-type="float" office:value="1573" table:style-name="ce10">
            <text:p>1.573</text:p>
          </table:table-cell>
          <table:table-cell office:value-type="float" office:value="1672" table:style-name="ce10">
            <text:p>1.672</text:p>
          </table:table-cell>
          <table:table-cell office:value-type="float" office:value="2829" table:style-name="ce10">
            <text:p>2.829</text:p>
          </table:table-cell>
          <table:table-cell office:value-type="float" office:value="2530" table:style-name="ce10">
            <text:p>2.530</text:p>
          </table:table-cell>
          <table:table-cell office:value-type="float" office:value="2355" table:style-name="ce10">
            <text:p>2.355</text:p>
          </table:table-cell>
          <table:table-cell office:value-type="float" office:value="2758" table:style-name="ce10">
            <text:p>2.758</text:p>
          </table:table-cell>
          <table:table-cell office:value-type="float" office:value="3287" table:style-name="ce10">
            <text:p>3.287</text:p>
          </table:table-cell>
          <table:table-cell office:value-type="float" office:value="3340" table:style-name="ce10">
            <text:p>3.340</text:p>
          </table:table-cell>
          <table:table-cell office:value-type="float" office:value="3937" table:style-name="ce10">
            <text:p>3.937</text:p>
          </table:table-cell>
          <table:table-cell office:value-type="float" office:value="3282" table:style-name="ce10">
            <text:p>3.282</text:p>
          </table:table-cell>
          <table:table-cell office:value-type="float" office:value="3818" table:style-name="ce10">
            <text:p>3.818</text:p>
          </table:table-cell>
          <table:table-cell office:value-type="float" office:value="3552" table:style-name="ce10">
            <text:p>3.552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</text:p>
          </table:table-cell>
          <table:table-cell office:value-type="float" office:value="98" table:style-name="ce10">
            <text:p>98</text:p>
          </table:table-cell>
          <table:table-cell office:value-type="float" office:value="154" table:style-name="ce10">
            <text:p>154</text:p>
          </table:table-cell>
          <table:table-cell office:value-type="float" office:value="179" table:style-name="ce10">
            <text:p>179</text:p>
          </table:table-cell>
          <table:table-cell office:value-type="float" office:value="303" table:style-name="ce10">
            <text:p>303</text:p>
          </table:table-cell>
          <table:table-cell office:value-type="float" office:value="217" table:style-name="ce10">
            <text:p>217</text:p>
          </table:table-cell>
          <table:table-cell office:value-type="float" office:value="211" table:style-name="ce10">
            <text:p>211</text:p>
          </table:table-cell>
          <table:table-cell office:value-type="float" office:value="206" table:style-name="ce10">
            <text:p>206</text:p>
          </table:table-cell>
          <table:table-cell office:value-type="float" office:value="175" table:style-name="ce10">
            <text:p>175</text:p>
          </table:table-cell>
          <table:table-cell office:value-type="float" office:value="174" table:style-name="ce10">
            <text:p>174</text:p>
          </table:table-cell>
          <table:table-cell office:value-type="float" office:value="171" table:style-name="ce10">
            <text:p>171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</text:p>
          </table:table-cell>
          <table:table-cell office:value-type="float" office:value="17918" table:style-name="ce10">
            <text:p>17.918</text:p>
          </table:table-cell>
          <table:table-cell office:value-type="float" office:value="24421" table:style-name="ce10">
            <text:p>24.421</text:p>
          </table:table-cell>
          <table:table-cell office:value-type="float" office:value="34603" table:style-name="ce10">
            <text:p>34.603</text:p>
          </table:table-cell>
          <table:table-cell office:value-type="float" office:value="33113" table:style-name="ce10">
            <text:p>33.113</text:p>
          </table:table-cell>
          <table:table-cell office:value-type="float" office:value="35175" table:style-name="ce10">
            <text:p>35.175</text:p>
          </table:table-cell>
          <table:table-cell office:value-type="float" office:value="37245" table:style-name="ce10">
            <text:p>37.245</text:p>
          </table:table-cell>
          <table:table-cell office:value-type="float" office:value="46910" table:style-name="ce10">
            <text:p>46.910</text:p>
          </table:table-cell>
          <table:table-cell office:value-type="float" office:value="41361" table:style-name="ce10">
            <text:p>41.361</text:p>
          </table:table-cell>
          <table:table-cell office:value-type="float" office:value="39245" table:style-name="ce10">
            <text:p>39.245</text:p>
          </table:table-cell>
          <table:table-cell office:value-type="float" office:value="40417" table:style-name="ce10">
            <text:p>40.417</text:p>
          </table:table-cell>
          <table:table-cell office:value-type="float" office:value="37452" table:style-name="ce10">
            <text:p>37.452</text:p>
          </table:table-cell>
          <table:table-cell office:value-type="float" office:value="36939" table:style-name="ce10">
            <text:p>36.9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</text:p>
          </table:table-cell>
          <table:table-cell office:value-type="float" office:value="14532" table:style-name="ce10">
            <text:p>14.532</text:p>
          </table:table-cell>
          <table:table-cell office:value-type="float" office:value="16742" table:style-name="ce10">
            <text:p>16.742</text:p>
          </table:table-cell>
          <table:table-cell office:value-type="float" office:value="22918" table:style-name="ce10">
            <text:p>22.918</text:p>
          </table:table-cell>
          <table:table-cell office:value-type="float" office:value="21729" table:style-name="ce10">
            <text:p>21.729</text:p>
          </table:table-cell>
          <table:table-cell office:value-type="float" office:value="27096" table:style-name="ce10">
            <text:p>27.096</text:p>
          </table:table-cell>
          <table:table-cell office:value-type="float" office:value="27384" table:style-name="ce10">
            <text:p>27.384</text:p>
          </table:table-cell>
          <table:table-cell office:value-type="float" office:value="28156" table:style-name="ce10">
            <text:p>28.156</text:p>
          </table:table-cell>
          <table:table-cell office:value-type="float" office:value="28261" table:style-name="ce10">
            <text:p>28.261</text:p>
          </table:table-cell>
          <table:table-cell office:value-type="float" office:value="25513" table:style-name="ce10">
            <text:p>25.513</text:p>
          </table:table-cell>
          <table:table-cell office:value-type="float" office:value="22422" table:style-name="ce10">
            <text:p>22.422</text:p>
          </table:table-cell>
          <table:table-cell office:value-type="float" office:value="24381" table:style-name="ce10">
            <text:p>24.381</text:p>
          </table:table-cell>
          <table:table-cell office:value-type="float" office:value="23953" table:style-name="ce10">
            <text:p>23.95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float" office:value="8" table:style-name="ce10">
            <text:p>8</text:p>
          </table:table-cell>
          <table:table-cell office:value-type="float" office:value="20" table:style-name="ce10">
            <text:p>20</text:p>
          </table:table-cell>
          <table:table-cell office:value-type="float" office:value="39" table:style-name="ce10">
            <text:p>3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</text:p>
          </table:table-cell>
          <table:table-cell office:value-type="float" office:value="24002" table:style-name="ce10">
            <text:p>24.002</text:p>
          </table:table-cell>
          <table:table-cell office:value-type="float" office:value="28716" table:style-name="ce10">
            <text:p>28.716</text:p>
          </table:table-cell>
          <table:table-cell office:value-type="float" office:value="44856" table:style-name="ce10">
            <text:p>44.856</text:p>
          </table:table-cell>
          <table:table-cell office:value-type="float" office:value="38766" table:style-name="ce10">
            <text:p>38.766</text:p>
          </table:table-cell>
          <table:table-cell office:value-type="float" office:value="41741" table:style-name="ce10">
            <text:p>41.741</text:p>
          </table:table-cell>
          <table:table-cell office:value-type="float" office:value="44071" table:style-name="ce10">
            <text:p>44.071</text:p>
          </table:table-cell>
          <table:table-cell office:value-type="float" office:value="48606" table:style-name="ce10">
            <text:p>48.606</text:p>
          </table:table-cell>
          <table:table-cell office:value-type="float" office:value="41733" table:style-name="ce10">
            <text:p>41.733</text:p>
          </table:table-cell>
          <table:table-cell office:value-type="float" office:value="39905" table:style-name="ce10">
            <text:p>39.905</text:p>
          </table:table-cell>
          <table:table-cell office:value-type="float" office:value="38710" table:style-name="ce10">
            <text:p>38.710</text:p>
          </table:table-cell>
          <table:table-cell office:value-type="float" office:value="45483" table:style-name="ce10">
            <text:p>45.483</text:p>
          </table:table-cell>
          <table:table-cell office:value-type="float" office:value="45805" table:style-name="ce10">
            <text:p>45.80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</text:p>
          </table:table-cell>
          <table:table-cell office:value-type="float" office:value="24817" table:style-name="ce10">
            <text:p>24.817</text:p>
          </table:table-cell>
          <table:table-cell office:value-type="float" office:value="28324" table:style-name="ce10">
            <text:p>28.324</text:p>
          </table:table-cell>
          <table:table-cell office:value-type="float" office:value="42026" table:style-name="ce10">
            <text:p>42.026</text:p>
          </table:table-cell>
          <table:table-cell office:value-type="float" office:value="36267" table:style-name="ce10">
            <text:p>36.267</text:p>
          </table:table-cell>
          <table:table-cell office:value-type="float" office:value="38591" table:style-name="ce10">
            <text:p>38.591</text:p>
          </table:table-cell>
          <table:table-cell office:value-type="float" office:value="42329" table:style-name="ce10">
            <text:p>42.329</text:p>
          </table:table-cell>
          <table:table-cell office:value-type="float" office:value="46453" table:style-name="ce10">
            <text:p>46.453</text:p>
          </table:table-cell>
          <table:table-cell office:value-type="float" office:value="48139" table:style-name="ce10">
            <text:p>48.139</text:p>
          </table:table-cell>
          <table:table-cell office:value-type="float" office:value="46107" table:style-name="ce10">
            <text:p>46.107</text:p>
          </table:table-cell>
          <table:table-cell office:value-type="float" office:value="41163" table:style-name="ce10">
            <text:p>41.163</text:p>
          </table:table-cell>
          <table:table-cell office:value-type="float" office:value="38966" table:style-name="ce10">
            <text:p>38.966</text:p>
          </table:table-cell>
          <table:table-cell office:value-type="float" office:value="43155" table:style-name="ce10">
            <text:p>43.155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355" table:style-name="ce10">
            <text:p>355</text:p>
          </table:table-cell>
          <table:table-cell office:value-type="float" office:value="329" table:style-name="ce10">
            <text:p>329</text:p>
          </table:table-cell>
          <table:table-cell office:value-type="float" office:value="340" table:style-name="ce10">
            <text:p>340</text:p>
          </table:table-cell>
          <table:table-cell office:value-type="float" office:value="432" table:style-name="ce10">
            <text:p>432</text:p>
          </table:table-cell>
          <table:table-cell office:value-type="float" office:value="635" table:style-name="ce10">
            <text:p>635</text:p>
          </table:table-cell>
          <table:table-cell office:value-type="float" office:value="701" table:style-name="ce10">
            <text:p>701</text:p>
          </table:table-cell>
          <table:table-cell office:value-type="float" office:value="733" table:style-name="ce10">
            <text:p>733</text:p>
          </table:table-cell>
          <table:table-cell office:value-type="float" office:value="634" table:style-name="ce10">
            <text:p>634</text:p>
          </table:table-cell>
          <table:table-cell office:value-type="float" office:value="592" table:style-name="ce10">
            <text:p>592</text:p>
          </table:table-cell>
          <table:table-cell office:value-type="float" office:value="555" table:style-name="ce10">
            <text:p>555</text:p>
          </table:table-cell>
          <table:table-cell office:value-type="float" office:value="520" table:style-name="ce10">
            <text:p>520</text:p>
          </table:table-cell>
          <table:table-cell office:value-type="float" office:value="490" table:style-name="ce10">
            <text:p>49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59913" table:style-name="ce10">
            <text:p>59.913</text:p>
          </table:table-cell>
          <table:table-cell office:value-type="float" office:value="53812" table:style-name="ce10">
            <text:p>53.812</text:p>
          </table:table-cell>
          <table:table-cell office:value-type="float" office:value="57635" table:style-name="ce10">
            <text:p>57.635</text:p>
          </table:table-cell>
          <table:table-cell office:value-type="float" office:value="76967" table:style-name="ce10">
            <text:p>76.967</text:p>
          </table:table-cell>
          <table:table-cell office:value-type="float" office:value="92130" table:style-name="ce10">
            <text:p>92.130</text:p>
          </table:table-cell>
          <table:table-cell office:value-type="float" office:value="104476" table:style-name="ce10">
            <text:p>104.476</text:p>
          </table:table-cell>
          <table:table-cell office:value-type="float" office:value="107048" table:style-name="ce10">
            <text:p>107.048</text:p>
          </table:table-cell>
          <table:table-cell office:value-type="float" office:value="120739" table:style-name="ce10">
            <text:p>120.739</text:p>
          </table:table-cell>
          <table:table-cell office:value-type="float" office:value="133243" table:style-name="ce10">
            <text:p>133.243</text:p>
          </table:table-cell>
          <table:table-cell office:value-type="float" office:value="132857" table:style-name="ce10">
            <text:p>132.857</text:p>
          </table:table-cell>
          <table:table-cell office:value-type="float" office:value="123708" table:style-name="ce10">
            <text:p>123.708</text:p>
          </table:table-cell>
          <table:table-cell office:value-type="float" office:value="117090" table:style-name="ce10">
            <text:p>117.09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52602" table:style-name="ce10">
            <text:p>52.602</text:p>
          </table:table-cell>
          <table:table-cell office:value-type="float" office:value="48059" table:style-name="ce10">
            <text:p>48.059</text:p>
          </table:table-cell>
          <table:table-cell office:value-type="float" office:value="45998" table:style-name="ce10">
            <text:p>45.998</text:p>
          </table:table-cell>
          <table:table-cell office:value-type="float" office:value="54256" table:style-name="ce10">
            <text:p>54.256</text:p>
          </table:table-cell>
          <table:table-cell office:value-type="float" office:value="61512" table:style-name="ce10">
            <text:p>61.512</text:p>
          </table:table-cell>
          <table:table-cell office:value-type="float" office:value="71767" table:style-name="ce10">
            <text:p>71.767</text:p>
          </table:table-cell>
          <table:table-cell office:value-type="float" office:value="76215" table:style-name="ce10">
            <text:p>76.215</text:p>
          </table:table-cell>
          <table:table-cell office:value-type="float" office:value="82579" table:style-name="ce10">
            <text:p>82.579</text:p>
          </table:table-cell>
          <table:table-cell office:value-type="float" office:value="83829" table:style-name="ce10">
            <text:p>83.829</text:p>
          </table:table-cell>
          <table:table-cell office:value-type="float" office:value="81951" table:style-name="ce10">
            <text:p>81.951</text:p>
          </table:table-cell>
          <table:table-cell office:value-type="float" office:value="76211" table:style-name="ce10">
            <text:p>76.211</text:p>
          </table:table-cell>
          <table:table-cell office:value-type="float" office:value="72323" table:style-name="ce10">
            <text:p>72.32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8" table:style-name="ce10">
            <text:p>8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14" table:style-name="ce10">
            <text:p>14</text:p>
          </table:table-cell>
          <table:table-cell office:value-type="float" office:value="24" table:style-name="ce10">
            <text:p>24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0">
            <text:p>27</text:p>
          </table:table-cell>
          <table:table-cell office:value-type="float" office:value="36" table:style-name="ce10">
            <text:p>3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84347" table:style-name="ce10">
            <text:p>84.347</text:p>
          </table:table-cell>
          <table:table-cell office:value-type="float" office:value="76357" table:style-name="ce10">
            <text:p>76.357</text:p>
          </table:table-cell>
          <table:table-cell office:value-type="float" office:value="75783" table:style-name="ce10">
            <text:p>75.783</text:p>
          </table:table-cell>
          <table:table-cell office:value-type="float" office:value="97636" table:style-name="ce10">
            <text:p>97.636</text:p>
          </table:table-cell>
          <table:table-cell office:value-type="float" office:value="112397" table:style-name="ce10">
            <text:p>112.397</text:p>
          </table:table-cell>
          <table:table-cell office:value-type="float" office:value="125398" table:style-name="ce10">
            <text:p>125.398</text:p>
          </table:table-cell>
          <table:table-cell office:value-type="float" office:value="124615" table:style-name="ce10">
            <text:p>124.615</text:p>
          </table:table-cell>
          <table:table-cell office:value-type="float" office:value="134449" table:style-name="ce10">
            <text:p>134.449</text:p>
          </table:table-cell>
          <table:table-cell office:value-type="float" office:value="134437" table:style-name="ce10">
            <text:p>134.437</text:p>
          </table:table-cell>
          <table:table-cell office:value-type="float" office:value="130261" table:style-name="ce10">
            <text:p>130.261</text:p>
          </table:table-cell>
          <table:table-cell office:value-type="float" office:value="120358" table:style-name="ce10">
            <text:p>120.358</text:p>
          </table:table-cell>
          <table:table-cell office:value-type="float" office:value="124103" table:style-name="ce10">
            <text:p>124.10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clamações no Período</text:p>
          </table:table-cell>
          <table:table-cell office:value-type="float" office:value="76416" table:style-name="ce10">
            <text:p>76.416</text:p>
          </table:table-cell>
          <table:table-cell office:value-type="float" office:value="75143" table:style-name="ce10">
            <text:p>75.143</text:p>
          </table:table-cell>
          <table:table-cell office:value-type="float" office:value="75714" table:style-name="ce10">
            <text:p>75.714</text:p>
          </table:table-cell>
          <table:table-cell office:value-type="float" office:value="95299" table:style-name="ce10">
            <text:p>95.299</text:p>
          </table:table-cell>
          <table:table-cell office:value-type="float" office:value="106756" table:style-name="ce10">
            <text:p>106.756</text:p>
          </table:table-cell>
          <table:table-cell office:value-type="float" office:value="116975" table:style-name="ce10">
            <text:p>116.975</text:p>
          </table:table-cell>
          <table:table-cell office:value-type="float" office:value="117211" table:style-name="ce10">
            <text:p>117.211</text:p>
          </table:table-cell>
          <table:table-cell office:value-type="float" office:value="127368" table:style-name="ce10">
            <text:p>127.368</text:p>
          </table:table-cell>
          <table:table-cell office:value-type="float" office:value="136923" table:style-name="ce10">
            <text:p>136.923</text:p>
          </table:table-cell>
          <table:table-cell office:value-type="float" office:value="140710" table:style-name="ce10">
            <text:p>140.710</text:p>
          </table:table-cell>
          <table:table-cell office:value-type="float" office:value="135427" table:style-name="ce10">
            <text:p>135.427</text:p>
          </table:table-cell>
          <table:table-cell office:value-type="float" office:value="126254" table:style-name="ce10">
            <text:p>126.254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resolvidas</text:p>
          </table:table-cell>
          <table:table-cell office:value-type="float" office:value="98" table:style-name="ce10">
            <text:p>98</text:p>
          </table:table-cell>
          <table:table-cell office:value-type="float" office:value="154" table:style-name="ce10">
            <text:p>154</text:p>
          </table:table-cell>
          <table:table-cell office:value-type="float" office:value="156" table:style-name="ce10">
            <text:p>156</text:p>
          </table:table-cell>
          <table:table-cell office:value-type="float" office:value="303" table:style-name="ce10">
            <text:p>303</text:p>
          </table:table-cell>
          <table:table-cell office:value-type="float" office:value="217" table:style-name="ce10">
            <text:p>217</text:p>
          </table:table-cell>
          <table:table-cell office:value-type="float" office:value="211" table:style-name="ce10">
            <text:p>211</text:p>
          </table:table-cell>
          <table:table-cell office:value-type="float" office:value="206" table:style-name="ce10">
            <text:p>206</text:p>
          </table:table-cell>
          <table:table-cell office:value-type="float" office:value="175" table:style-name="ce10">
            <text:p>175</text:p>
          </table:table-cell>
          <table:table-cell office:value-type="float" office:value="174" table:style-name="ce10">
            <text:p>174</text:p>
          </table:table-cell>
          <table:table-cell office:value-type="float" office:value="171" table:style-name="ce10">
            <text:p>171</text:p>
          </table:table-cell>
          <table:table-cell office:value-type="float" office:value="145" table:style-name="ce10">
            <text:p>145</text:p>
          </table:table-cell>
          <table:table-cell office:value-type="float" office:value="145" table:style-name="ce10">
            <text:p>14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resolvidas</text:p>
          </table:table-cell>
          <table:table-cell office:value-type="float" office:value="17875" table:style-name="ce10">
            <text:p>17.875</text:p>
          </table:table-cell>
          <table:table-cell office:value-type="float" office:value="24319" table:style-name="ce10">
            <text:p>24.319</text:p>
          </table:table-cell>
          <table:table-cell office:value-type="float" office:value="34426" table:style-name="ce10">
            <text:p>34.426</text:p>
          </table:table-cell>
          <table:table-cell office:value-type="float" office:value="32867" table:style-name="ce10">
            <text:p>32.867</text:p>
          </table:table-cell>
          <table:table-cell office:value-type="float" office:value="35020" table:style-name="ce10">
            <text:p>35.020</text:p>
          </table:table-cell>
          <table:table-cell office:value-type="float" office:value="36870" table:style-name="ce10">
            <text:p>36.870</text:p>
          </table:table-cell>
          <table:table-cell office:value-type="float" office:value="46468" table:style-name="ce10">
            <text:p>46.468</text:p>
          </table:table-cell>
          <table:table-cell office:value-type="float" office:value="41144" table:style-name="ce10">
            <text:p>41.144</text:p>
          </table:table-cell>
          <table:table-cell office:value-type="float" office:value="39066" table:style-name="ce10">
            <text:p>39.066</text:p>
          </table:table-cell>
          <table:table-cell office:value-type="float" office:value="40105" table:style-name="ce10">
            <text:p>40.105</text:p>
          </table:table-cell>
          <table:table-cell office:value-type="float" office:value="37344" table:style-name="ce10">
            <text:p>37.344</text:p>
          </table:table-cell>
          <table:table-cell office:value-type="float" office:value="36767" table:style-name="ce10">
            <text:p>36.76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resolvidas</text:p>
          </table:table-cell>
          <table:table-cell office:value-type="float" office:value="14516" table:style-name="ce10">
            <text:p>14.516</text:p>
          </table:table-cell>
          <table:table-cell office:value-type="float" office:value="16715" table:style-name="ce10">
            <text:p>16.715</text:p>
          </table:table-cell>
          <table:table-cell office:value-type="float" office:value="19174" table:style-name="ce10">
            <text:p>19.174</text:p>
          </table:table-cell>
          <table:table-cell office:value-type="float" office:value="21683" table:style-name="ce10">
            <text:p>21.683</text:p>
          </table:table-cell>
          <table:table-cell office:value-type="float" office:value="25947" table:style-name="ce10">
            <text:p>25.947</text:p>
          </table:table-cell>
          <table:table-cell office:value-type="float" office:value="27070" table:style-name="ce10">
            <text:p>27.070</text:p>
          </table:table-cell>
          <table:table-cell office:value-type="float" office:value="28119" table:style-name="ce10">
            <text:p>28.119</text:p>
          </table:table-cell>
          <table:table-cell office:value-type="float" office:value="28129" table:style-name="ce10">
            <text:p>28.129</text:p>
          </table:table-cell>
          <table:table-cell office:value-type="float" office:value="25484" table:style-name="ce10">
            <text:p>25.484</text:p>
          </table:table-cell>
          <table:table-cell office:value-type="float" office:value="22397" table:style-name="ce10">
            <text:p>22.397</text:p>
          </table:table-cell>
          <table:table-cell office:value-type="float" office:value="24297" table:style-name="ce10">
            <text:p>24.297</text:p>
          </table:table-cell>
          <table:table-cell office:value-type="float" office:value="23697" table:style-name="ce10">
            <text:p>23.69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resolvidas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float" office:value="20" table:style-name="ce10">
            <text:p>20</text:p>
          </table:table-cell>
          <table:table-cell office:value-type="float" office:value="36" table:style-name="ce10">
            <text:p>3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resolvidas</text:p>
          </table:table-cell>
          <table:table-cell office:value-type="float" office:value="23702" table:style-name="ce10">
            <text:p>23.702</text:p>
          </table:table-cell>
          <table:table-cell office:value-type="float" office:value="28476" table:style-name="ce10">
            <text:p>28.476</text:p>
          </table:table-cell>
          <table:table-cell office:value-type="float" office:value="44233" table:style-name="ce10">
            <text:p>44.233</text:p>
          </table:table-cell>
          <table:table-cell office:value-type="float" office:value="38403" table:style-name="ce10">
            <text:p>38.403</text:p>
          </table:table-cell>
          <table:table-cell office:value-type="float" office:value="41227" table:style-name="ce10">
            <text:p>41.227</text:p>
          </table:table-cell>
          <table:table-cell office:value-type="float" office:value="43743" table:style-name="ce10">
            <text:p>43.743</text:p>
          </table:table-cell>
          <table:table-cell office:value-type="float" office:value="48502" table:style-name="ce10">
            <text:p>48.502</text:p>
          </table:table-cell>
          <table:table-cell office:value-type="float" office:value="40619" table:style-name="ce10">
            <text:p>40.619</text:p>
          </table:table-cell>
          <table:table-cell office:value-type="float" office:value="39786" table:style-name="ce10">
            <text:p>39.786</text:p>
          </table:table-cell>
          <table:table-cell office:value-type="float" office:value="38361" table:style-name="ce10">
            <text:p>38.361</text:p>
          </table:table-cell>
          <table:table-cell office:value-type="float" office:value="45288" table:style-name="ce10">
            <text:p>45.288</text:p>
          </table:table-cell>
          <table:table-cell office:value-type="float" office:value="45558" table:style-name="ce10">
            <text:p>45.55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resolvidas</text:p>
          </table:table-cell>
          <table:table-cell office:value-type="float" office:value="24660" table:style-name="ce10">
            <text:p>24.660</text:p>
          </table:table-cell>
          <table:table-cell office:value-type="float" office:value="25591" table:style-name="ce10">
            <text:p>25.591</text:p>
          </table:table-cell>
          <table:table-cell office:value-type="float" office:value="41662" table:style-name="ce10">
            <text:p>41.662</text:p>
          </table:table-cell>
          <table:table-cell office:value-type="float" office:value="35965" table:style-name="ce10">
            <text:p>35.965</text:p>
          </table:table-cell>
          <table:table-cell office:value-type="float" office:value="38304" table:style-name="ce10">
            <text:p>38.304</text:p>
          </table:table-cell>
          <table:table-cell office:value-type="float" office:value="41960" table:style-name="ce10">
            <text:p>41.960</text:p>
          </table:table-cell>
          <table:table-cell office:value-type="float" office:value="46189" table:style-name="ce10">
            <text:p>46.189</text:p>
          </table:table-cell>
          <table:table-cell office:value-type="float" office:value="47170" table:style-name="ce10">
            <text:p>47.170</text:p>
          </table:table-cell>
          <table:table-cell office:value-type="float" office:value="46091" table:style-name="ce10">
            <text:p>46.091</text:p>
          </table:table-cell>
          <table:table-cell office:value-type="float" office:value="41121" table:style-name="ce10">
            <text:p>41.121</text:p>
          </table:table-cell>
          <table:table-cell office:value-type="float" office:value="38850" table:style-name="ce10">
            <text:p>38.850</text:p>
          </table:table-cell>
          <table:table-cell office:value-type="float" office:value="42846" table:style-name="ce10">
            <text:p>42.846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olvidas em até 5 dias</text:p>
          </table:table-cell>
          <table:table-cell office:value-type="float" office:value="68" table:style-name="ce10">
            <text:p>68</text:p>
          </table:table-cell>
          <table:table-cell office:value-type="float" office:value="132" table:style-name="ce10">
            <text:p>132</text:p>
          </table:table-cell>
          <table:table-cell office:value-type="float" office:value="147" table:style-name="ce10">
            <text:p>147</text:p>
          </table:table-cell>
          <table:table-cell office:value-type="float" office:value="257" table:style-name="ce10">
            <text:p>257</text:p>
          </table:table-cell>
          <table:table-cell office:value-type="float" office:value="184" table:style-name="ce10">
            <text:p>184</text:p>
          </table:table-cell>
          <table:table-cell office:value-type="float" office:value="177" table:style-name="ce10">
            <text:p>177</text:p>
          </table:table-cell>
          <table:table-cell office:value-type="float" office:value="171" table:style-name="ce10">
            <text:p>171</text:p>
          </table:table-cell>
          <table:table-cell office:value-type="float" office:value="148" table:style-name="ce10">
            <text:p>148</text:p>
          </table:table-cell>
          <table:table-cell office:value-type="float" office:value="147" table:style-name="ce10">
            <text:p>147</text:p>
          </table:table-cell>
          <table:table-cell office:value-type="float" office:value="132" table:style-name="ce10">
            <text:p>132</text:p>
          </table:table-cell>
          <table:table-cell office:value-type="float" office:value="131" table:style-name="ce10">
            <text:p>131</text:p>
          </table:table-cell>
          <table:table-cell office:value-type="float" office:value="124" table:style-name="ce10">
            <text:p>124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Sol. Resolvidas em até 5 dias</text:p>
          </table:table-cell>
          <table:table-cell office:value-type="float" office:value="15118" table:style-name="ce10">
            <text:p>15.118</text:p>
          </table:table-cell>
          <table:table-cell office:value-type="float" office:value="20834" table:style-name="ce10">
            <text:p>20.834</text:p>
          </table:table-cell>
          <table:table-cell office:value-type="float" office:value="29690" table:style-name="ce10">
            <text:p>29.690</text:p>
          </table:table-cell>
          <table:table-cell office:value-type="float" office:value="28656" table:style-name="ce10">
            <text:p>28.656</text:p>
          </table:table-cell>
          <table:table-cell office:value-type="float" office:value="30139" table:style-name="ce10">
            <text:p>30.139</text:p>
          </table:table-cell>
          <table:table-cell office:value-type="float" office:value="30209" table:style-name="ce10">
            <text:p>30.209</text:p>
          </table:table-cell>
          <table:table-cell office:value-type="float" office:value="40064" table:style-name="ce10">
            <text:p>40.064</text:p>
          </table:table-cell>
          <table:table-cell office:value-type="float" office:value="36187" table:style-name="ce10">
            <text:p>36.187</text:p>
          </table:table-cell>
          <table:table-cell office:value-type="float" office:value="33801" table:style-name="ce10">
            <text:p>33.801</text:p>
          </table:table-cell>
          <table:table-cell office:value-type="float" office:value="34893" table:style-name="ce10">
            <text:p>34.893</text:p>
          </table:table-cell>
          <table:table-cell office:value-type="float" office:value="32167" table:style-name="ce10">
            <text:p>32.167</text:p>
          </table:table-cell>
          <table:table-cell office:value-type="float" office:value="31307" table:style-name="ce10">
            <text:p>31.30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olvidas em até 5 dias</text:p>
          </table:table-cell>
          <table:table-cell office:value-type="float" office:value="12369" table:style-name="ce10">
            <text:p>12.369</text:p>
          </table:table-cell>
          <table:table-cell office:value-type="float" office:value="14249" table:style-name="ce10">
            <text:p>14.249</text:p>
          </table:table-cell>
          <table:table-cell office:value-type="float" office:value="19396" table:style-name="ce10">
            <text:p>19.396</text:p>
          </table:table-cell>
          <table:table-cell office:value-type="float" office:value="18351" table:style-name="ce10">
            <text:p>18.351</text:p>
          </table:table-cell>
          <table:table-cell office:value-type="float" office:value="21816" table:style-name="ce10">
            <text:p>21.816</text:p>
          </table:table-cell>
          <table:table-cell office:value-type="float" office:value="20567" table:style-name="ce10">
            <text:p>20.567</text:p>
          </table:table-cell>
          <table:table-cell office:value-type="float" office:value="22832" table:style-name="ce10">
            <text:p>22.832</text:p>
          </table:table-cell>
          <table:table-cell office:value-type="float" office:value="23710" table:style-name="ce10">
            <text:p>23.710</text:p>
          </table:table-cell>
          <table:table-cell office:value-type="float" office:value="21687" table:style-name="ce10">
            <text:p>21.687</text:p>
          </table:table-cell>
          <table:table-cell office:value-type="float" office:value="19266" table:style-name="ce10">
            <text:p>19.266</text:p>
          </table:table-cell>
          <table:table-cell office:value-type="float" office:value="20410" table:style-name="ce10">
            <text:p>20.410</text:p>
          </table:table-cell>
          <table:table-cell office:value-type="float" office:value="19856" table:style-name="ce10">
            <text:p>19.85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olvidas em até 5 dias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float" office:value="8" table:style-name="ce10">
            <text:p>8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12" table:style-name="ce10">
            <text:p>12</text:p>
          </table:table-cell>
          <table:table-cell office:value-type="float" office:value="22" table:style-name="ce10">
            <text:p>2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olvidas em até 5 dias</text:p>
          </table:table-cell>
          <table:table-cell office:value-type="float" office:value="20735" table:style-name="ce10">
            <text:p>20.735</text:p>
          </table:table-cell>
          <table:table-cell office:value-type="float" office:value="24872" table:style-name="ce10">
            <text:p>24.872</text:p>
          </table:table-cell>
          <table:table-cell office:value-type="float" office:value="38734" table:style-name="ce10">
            <text:p>38.734</text:p>
          </table:table-cell>
          <table:table-cell office:value-type="float" office:value="33541" table:style-name="ce10">
            <text:p>33.541</text:p>
          </table:table-cell>
          <table:table-cell office:value-type="float" office:value="36155" table:style-name="ce10">
            <text:p>36.155</text:p>
          </table:table-cell>
          <table:table-cell office:value-type="float" office:value="37922" table:style-name="ce10">
            <text:p>37.922</text:p>
          </table:table-cell>
          <table:table-cell office:value-type="float" office:value="41723" table:style-name="ce10">
            <text:p>41.723</text:p>
          </table:table-cell>
          <table:table-cell office:value-type="float" office:value="35878" table:style-name="ce10">
            <text:p>35.878</text:p>
          </table:table-cell>
          <table:table-cell office:value-type="float" office:value="34188" table:style-name="ce10">
            <text:p>34.188</text:p>
          </table:table-cell>
          <table:table-cell office:value-type="float" office:value="33392" table:style-name="ce10">
            <text:p>33.392</text:p>
          </table:table-cell>
          <table:table-cell office:value-type="float" office:value="38980" table:style-name="ce10">
            <text:p>38.980</text:p>
          </table:table-cell>
          <table:table-cell office:value-type="float" office:value="39143" table:style-name="ce10">
            <text:p>39.14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olvidas em até 5 dias</text:p>
          </table:table-cell>
          <table:table-cell office:value-type="float" office:value="21794" table:style-name="ce10">
            <text:p>21.794</text:p>
          </table:table-cell>
          <table:table-cell office:value-type="float" office:value="24413" table:style-name="ce10">
            <text:p>24.413</text:p>
          </table:table-cell>
          <table:table-cell office:value-type="float" office:value="36290" table:style-name="ce10">
            <text:p>36.290</text:p>
          </table:table-cell>
          <table:table-cell office:value-type="float" office:value="31535" table:style-name="ce10">
            <text:p>31.535</text:p>
          </table:table-cell>
          <table:table-cell office:value-type="float" office:value="33877" table:style-name="ce10">
            <text:p>33.877</text:p>
          </table:table-cell>
          <table:table-cell office:value-type="float" office:value="36621" table:style-name="ce10">
            <text:p>36.621</text:p>
          </table:table-cell>
          <table:table-cell office:value-type="float" office:value="39773" table:style-name="ce10">
            <text:p>39.773</text:p>
          </table:table-cell>
          <table:table-cell office:value-type="float" office:value="41373" table:style-name="ce10">
            <text:p>41.373</text:p>
          </table:table-cell>
          <table:table-cell office:value-type="float" office:value="39261" table:style-name="ce10">
            <text:p>39.261</text:p>
          </table:table-cell>
          <table:table-cell office:value-type="float" office:value="35356" table:style-name="ce10">
            <text:p>35.356</text:p>
          </table:table-cell>
          <table:table-cell office:value-type="float" office:value="31579" table:style-name="ce10">
            <text:p>31.579</text:p>
          </table:table-cell>
          <table:table-cell office:value-type="float" office:value="36260" table:style-name="ce10">
            <text:p>36.26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Quantidade de Sol. Resolvidas no Período</text:p>
          </table:table-cell>
          <table:table-cell office:value-type="float" office:value="355" table:style-name="ce10">
            <text:p>355</text:p>
          </table:table-cell>
          <table:table-cell office:value-type="float" office:value="329" table:style-name="ce10">
            <text:p>329</text:p>
          </table:table-cell>
          <table:table-cell office:value-type="float" office:value="337" table:style-name="ce10">
            <text:p>337</text:p>
          </table:table-cell>
          <table:table-cell office:value-type="float" office:value="432" table:style-name="ce10">
            <text:p>432</text:p>
          </table:table-cell>
          <table:table-cell office:value-type="float" office:value="635" table:style-name="ce10">
            <text:p>635</text:p>
          </table:table-cell>
          <table:table-cell office:value-type="float" office:value="701" table:style-name="ce10">
            <text:p>701</text:p>
          </table:table-cell>
          <table:table-cell office:value-type="float" office:value="733" table:style-name="ce10">
            <text:p>733</text:p>
          </table:table-cell>
          <table:table-cell office:value-type="float" office:value="634" table:style-name="ce10">
            <text:p>634</text:p>
          </table:table-cell>
          <table:table-cell office:value-type="float" office:value="592" table:style-name="ce10">
            <text:p>592</text:p>
          </table:table-cell>
          <table:table-cell office:value-type="float" office:value="555" table:style-name="ce10">
            <text:p>555</text:p>
          </table:table-cell>
          <table:table-cell office:value-type="float" office:value="520" table:style-name="ce10">
            <text:p>520</text:p>
          </table:table-cell>
          <table:table-cell office:value-type="float" office:value="490" table:style-name="ce10">
            <text:p>49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Quantidade de Sol. Resolvidas no Período</text:p>
          </table:table-cell>
          <table:table-cell office:value-type="float" office:value="59902" table:style-name="ce10">
            <text:p>59.902</text:p>
          </table:table-cell>
          <table:table-cell office:value-type="float" office:value="53765" table:style-name="ce10">
            <text:p>53.765</text:p>
          </table:table-cell>
          <table:table-cell office:value-type="float" office:value="57474" table:style-name="ce10">
            <text:p>57.474</text:p>
          </table:table-cell>
          <table:table-cell office:value-type="float" office:value="76864" table:style-name="ce10">
            <text:p>76.864</text:p>
          </table:table-cell>
          <table:table-cell office:value-type="float" office:value="92102" table:style-name="ce10">
            <text:p>92.102</text:p>
          </table:table-cell>
          <table:table-cell office:value-type="float" office:value="104353" table:style-name="ce10">
            <text:p>104.353</text:p>
          </table:table-cell>
          <table:table-cell office:value-type="float" office:value="106987" table:style-name="ce10">
            <text:p>106.987</text:p>
          </table:table-cell>
          <table:table-cell office:value-type="float" office:value="120649" table:style-name="ce10">
            <text:p>120.649</text:p>
          </table:table-cell>
          <table:table-cell office:value-type="float" office:value="133141" table:style-name="ce10">
            <text:p>133.141</text:p>
          </table:table-cell>
          <table:table-cell office:value-type="float" office:value="132788" table:style-name="ce10">
            <text:p>132.788</text:p>
          </table:table-cell>
          <table:table-cell office:value-type="float" office:value="123643" table:style-name="ce10">
            <text:p>123.643</text:p>
          </table:table-cell>
          <table:table-cell office:value-type="float" office:value="116986" table:style-name="ce10">
            <text:p>116.98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Quantidade de Sol. Resolvidas no Período</text:p>
          </table:table-cell>
          <table:table-cell office:value-type="float" office:value="52455" table:style-name="ce10">
            <text:p>52.455</text:p>
          </table:table-cell>
          <table:table-cell office:value-type="float" office:value="47874" table:style-name="ce10">
            <text:p>47.874</text:p>
          </table:table-cell>
          <table:table-cell office:value-type="float" office:value="45600" table:style-name="ce10">
            <text:p>45.600</text:p>
          </table:table-cell>
          <table:table-cell office:value-type="float" office:value="54082" table:style-name="ce10">
            <text:p>54.082</text:p>
          </table:table-cell>
          <table:table-cell office:value-type="float" office:value="61323" table:style-name="ce10">
            <text:p>61.323</text:p>
          </table:table-cell>
          <table:table-cell office:value-type="float" office:value="71567" table:style-name="ce10">
            <text:p>71.567</text:p>
          </table:table-cell>
          <table:table-cell office:value-type="float" office:value="76016" table:style-name="ce10">
            <text:p>76.016</text:p>
          </table:table-cell>
          <table:table-cell office:value-type="float" office:value="82330" table:style-name="ce10">
            <text:p>82.330</text:p>
          </table:table-cell>
          <table:table-cell office:value-type="float" office:value="83582" table:style-name="ce10">
            <text:p>83.582</text:p>
          </table:table-cell>
          <table:table-cell office:value-type="float" office:value="81661" table:style-name="ce10">
            <text:p>81.661</text:p>
          </table:table-cell>
          <table:table-cell office:value-type="float" office:value="75938" table:style-name="ce10">
            <text:p>75.938</text:p>
          </table:table-cell>
          <table:table-cell office:value-type="float" office:value="72057" table:style-name="ce10">
            <text:p>72.05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Quantidade de Sol. Resolvidas no Período</text:p>
          </table:table-cell>
          <table:table-cell office:value-type="float" office:value="8" table:style-name="ce10">
            <text:p>8</text:p>
          </table:table-cell>
          <table:table-cell office:value-type="float" office:value="4" table:style-name="ce10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14" table:style-name="ce10">
            <text:p>14</text:p>
          </table:table-cell>
          <table:table-cell office:value-type="float" office:value="24" table:style-name="ce10">
            <text:p>24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0">
            <text:p>27</text:p>
          </table:table-cell>
          <table:table-cell office:value-type="float" office:value="36" table:style-name="ce10">
            <text:p>3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Quantidade de Sol. Resolvidas no Período</text:p>
          </table:table-cell>
          <table:table-cell office:value-type="float" office:value="84057" table:style-name="ce10">
            <text:p>84.057</text:p>
          </table:table-cell>
          <table:table-cell office:value-type="float" office:value="76122" table:style-name="ce10">
            <text:p>76.122</text:p>
          </table:table-cell>
          <table:table-cell office:value-type="float" office:value="74994" table:style-name="ce10">
            <text:p>74.994</text:p>
          </table:table-cell>
          <table:table-cell office:value-type="float" office:value="97112" table:style-name="ce10">
            <text:p>97.112</text:p>
          </table:table-cell>
          <table:table-cell office:value-type="float" office:value="111808" table:style-name="ce10">
            <text:p>111.808</text:p>
          </table:table-cell>
          <table:table-cell office:value-type="float" office:value="124979" table:style-name="ce10">
            <text:p>124.979</text:p>
          </table:table-cell>
          <table:table-cell office:value-type="float" office:value="124331" table:style-name="ce10">
            <text:p>124.331</text:p>
          </table:table-cell>
          <table:table-cell office:value-type="float" office:value="134005" table:style-name="ce10">
            <text:p>134.005</text:p>
          </table:table-cell>
          <table:table-cell office:value-type="float" office:value="133888" table:style-name="ce10">
            <text:p>133.888</text:p>
          </table:table-cell>
          <table:table-cell office:value-type="float" office:value="129819" table:style-name="ce10">
            <text:p>129.819</text:p>
          </table:table-cell>
          <table:table-cell office:value-type="float" office:value="119936" table:style-name="ce10">
            <text:p>119.936</text:p>
          </table:table-cell>
          <table:table-cell office:value-type="float" office:value="123530" table:style-name="ce10">
            <text:p>123.53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Quantidade de Sol. Resolvidas no Período</text:p>
          </table:table-cell>
          <table:table-cell office:value-type="float" office:value="76359" table:style-name="ce10">
            <text:p>76.359</text:p>
          </table:table-cell>
          <table:table-cell office:value-type="float" office:value="74137" table:style-name="ce10">
            <text:p>74.137</text:p>
          </table:table-cell>
          <table:table-cell office:value-type="float" office:value="75534" table:style-name="ce10">
            <text:p>75.534</text:p>
          </table:table-cell>
          <table:table-cell office:value-type="float" office:value="95003" table:style-name="ce10">
            <text:p>95.003</text:p>
          </table:table-cell>
          <table:table-cell office:value-type="float" office:value="106572" table:style-name="ce10">
            <text:p>106.572</text:p>
          </table:table-cell>
          <table:table-cell office:value-type="float" office:value="116671" table:style-name="ce10">
            <text:p>116.671</text:p>
          </table:table-cell>
          <table:table-cell office:value-type="float" office:value="116714" table:style-name="ce10">
            <text:p>116.714</text:p>
          </table:table-cell>
          <table:table-cell office:value-type="float" office:value="126970" table:style-name="ce10">
            <text:p>126.970</text:p>
          </table:table-cell>
          <table:table-cell office:value-type="float" office:value="136317" table:style-name="ce10">
            <text:p>136.317</text:p>
          </table:table-cell>
          <table:table-cell office:value-type="float" office:value="140444" table:style-name="ce10">
            <text:p>140.444</text:p>
          </table:table-cell>
          <table:table-cell office:value-type="float" office:value="135356" table:style-name="ce10">
            <text:p>135.356</text:p>
          </table:table-cell>
          <table:table-cell office:value-type="float" office:value="126207" table:style-name="ce10">
            <text:p>126.207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abertas</text:p>
          </table:table-cell>
          <table:table-cell office:value-type="float" office:value="26.530612244897998" table:style-name="ce7">
            <text:p>26,531</text:p>
          </table:table-cell>
          <table:table-cell office:value-type="float" office:value="9.7402597402597397" table:style-name="ce7">
            <text:p>9,740</text:p>
          </table:table-cell>
          <table:table-cell office:value-type="float" office:value="14.1025641025641" table:style-name="ce7">
            <text:p>14,103</text:p>
          </table:table-cell>
          <table:table-cell office:value-type="float" office:value="9.2409240924092408" table:style-name="ce7">
            <text:p>9,241</text:p>
          </table:table-cell>
          <table:table-cell office:value-type="float" office:value="11.0599078341014" table:style-name="ce7">
            <text:p>11,060</text:p>
          </table:table-cell>
          <table:table-cell office:value-type="float" office:value="15.165876777251199" table:style-name="ce7">
            <text:p>15,166</text:p>
          </table:table-cell>
          <table:table-cell office:value-type="float" office:value="14.5631067961165" table:style-name="ce7">
            <text:p>14,563</text:p>
          </table:table-cell>
          <table:table-cell office:value-type="float" office:value="11.4285714285714" table:style-name="ce7">
            <text:p>11,429</text:p>
          </table:table-cell>
          <table:table-cell office:value-type="float" office:value="11.4942528735632" table:style-name="ce7">
            <text:p>11,494</text:p>
          </table:table-cell>
          <table:table-cell office:value-type="float" office:value="8.1871345029239802" table:style-name="ce7">
            <text:p>8,187</text:p>
          </table:table-cell>
          <table:table-cell office:value-type="float" office:value="4.8275862068965498" table:style-name="ce7">
            <text:p>4,828</text:p>
          </table:table-cell>
          <table:table-cell office:value-type="float" office:value="7.5862068965517198" table:style-name="ce7">
            <text:p>7,58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abertas</text:p>
          </table:table-cell>
          <table:table-cell office:value-type="float" office:value="8.1622377622377602" table:style-name="ce7">
            <text:p>8,162</text:p>
          </table:table-cell>
          <table:table-cell office:value-type="float" office:value="6.6326740408733897" table:style-name="ce7">
            <text:p>6,633</text:p>
          </table:table-cell>
          <table:table-cell office:value-type="float" office:value="7.7470516470109798" table:style-name="ce7">
            <text:p>7,747</text:p>
          </table:table-cell>
          <table:table-cell office:value-type="float" office:value="6.9400918854778304" table:style-name="ce7">
            <text:p>6,940</text:p>
          </table:table-cell>
          <table:table-cell office:value-type="float" office:value="8.6836093660765297" table:style-name="ce7">
            <text:p>8,684</text:p>
          </table:table-cell>
          <table:table-cell office:value-type="float" office:value="7.4288039056143198" table:style-name="ce7">
            <text:p>7,429</text:p>
          </table:table-cell>
          <table:table-cell office:value-type="float" office:value="7.86562795902557" table:style-name="ce7">
            <text:p>7,866</text:p>
          </table:table-cell>
          <table:table-cell office:value-type="float" office:value="6.8005055415127398" table:style-name="ce7">
            <text:p>6,801</text:p>
          </table:table-cell>
          <table:table-cell office:value-type="float" office:value="7.5154866123995303" table:style-name="ce7">
            <text:p>7,515</text:p>
          </table:table-cell>
          <table:table-cell office:value-type="float" office:value="7.3831193118065102" table:style-name="ce7">
            <text:p>7,383</text:p>
          </table:table-cell>
          <table:table-cell office:value-type="float" office:value="7.5058911739502996" table:style-name="ce7">
            <text:p>7,506</text:p>
          </table:table-cell>
          <table:table-cell office:value-type="float" office:value="7.6889602088829596" table:style-name="ce7">
            <text:p>7,689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abertas</text:p>
          </table:table-cell>
          <table:table-cell office:value-type="float" office:value="7.9980710939652804" table:style-name="ce7">
            <text:p>7,998</text:p>
          </table:table-cell>
          <table:table-cell office:value-type="float" office:value="7.9210290158540202" table:style-name="ce7">
            <text:p>7,921</text:p>
          </table:table-cell>
          <table:table-cell office:value-type="float" office:value="9.5076666318973597" table:style-name="ce7">
            <text:p>9,508</text:p>
          </table:table-cell>
          <table:table-cell office:value-type="float" office:value="10.335285707697301" table:style-name="ce7">
            <text:p>10,335</text:p>
          </table:table-cell>
          <table:table-cell office:value-type="float" office:value="10.6794619801904" table:style-name="ce7">
            <text:p>10,679</text:p>
          </table:table-cell>
          <table:table-cell office:value-type="float" office:value="8.6110084964905802" table:style-name="ce7">
            <text:p>8,611</text:p>
          </table:table-cell>
          <table:table-cell office:value-type="float" office:value="11.085031473380999" table:style-name="ce7">
            <text:p>11,085</text:p>
          </table:table-cell>
          <table:table-cell office:value-type="float" office:value="8.8911799210778906" table:style-name="ce7">
            <text:p>8,891</text:p>
          </table:table-cell>
          <table:table-cell office:value-type="float" office:value="7.7342646366347498" table:style-name="ce7">
            <text:p>7,734</text:p>
          </table:table-cell>
          <table:table-cell office:value-type="float" office:value="7.9474929678081896" table:style-name="ce7">
            <text:p>7,947</text:p>
          </table:table-cell>
          <table:table-cell office:value-type="float" office:value="9.5485039305263992" table:style-name="ce7">
            <text:p>9,549</text:p>
          </table:table-cell>
          <table:table-cell office:value-type="float" office:value="11.115331054563899" table:style-name="ce7">
            <text:p>11,115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abertas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25" table:style-name="ce7">
            <text:p>25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20" table:style-name="ce7">
            <text:p>20,000</text:p>
          </table:table-cell>
          <table:table-cell office:value-type="float" office:value="25" table:style-name="ce7">
            <text:p>25,000</text:p>
          </table:table-cell>
          <table:table-cell office:value-type="float" office:value="30" table:style-name="ce7">
            <text:p>30,000</text:p>
          </table:table-cell>
          <table:table-cell office:value-type="float" office:value="40" table:style-name="ce7">
            <text:p>40,000</text:p>
          </table:table-cell>
          <table:table-cell office:value-type="float" office:value="12.5" table:style-name="ce7">
            <text:p>12,500</text:p>
          </table:table-cell>
          <table:table-cell office:value-type="float" office:value="25" table:style-name="ce7">
            <text:p>25,000</text:p>
          </table:table-cell>
          <table:table-cell office:value-type="float" office:value="33.3333333333333" table:style-name="ce7">
            <text:p>33,33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abertas</text:p>
          </table:table-cell>
          <table:table-cell office:value-type="float" office:value="6.5268753691671604" table:style-name="ce7">
            <text:p>6,527</text:p>
          </table:table-cell>
          <table:table-cell office:value-type="float" office:value="6.51776934962776" table:style-name="ce7">
            <text:p>6,518</text:p>
          </table:table-cell>
          <table:table-cell office:value-type="float" office:value="7.3881491194357203" table:style-name="ce7">
            <text:p>7,388</text:p>
          </table:table-cell>
          <table:table-cell office:value-type="float" office:value="5.9813035439939597" table:style-name="ce7">
            <text:p>5,981</text:p>
          </table:table-cell>
          <table:table-cell office:value-type="float" office:value="9.5059063235258492" table:style-name="ce7">
            <text:p>9,506</text:p>
          </table:table-cell>
          <table:table-cell office:value-type="float" office:value="6.6913563312987199" table:style-name="ce7">
            <text:p>6,691</text:p>
          </table:table-cell>
          <table:table-cell office:value-type="float" office:value="7.6924662900498904" table:style-name="ce7">
            <text:p>7,692</text:p>
          </table:table-cell>
          <table:table-cell office:value-type="float" office:value="7.2724587015928499" table:style-name="ce7">
            <text:p>7,272</text:p>
          </table:table-cell>
          <table:table-cell office:value-type="float" office:value="7.8469813502237002" table:style-name="ce7">
            <text:p>7,847</text:p>
          </table:table-cell>
          <table:table-cell office:value-type="float" office:value="6.4935742029665597" table:style-name="ce7">
            <text:p>6,494</text:p>
          </table:table-cell>
          <table:table-cell office:value-type="float" office:value="7.6179120296767397" table:style-name="ce7">
            <text:p>7,618</text:p>
          </table:table-cell>
          <table:table-cell office:value-type="float" office:value="7.5156942798191304" table:style-name="ce7">
            <text:p>7,51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abertas</text:p>
          </table:table-cell>
          <table:table-cell office:value-type="float" office:value="6.3787510137875101" table:style-name="ce7">
            <text:p>6,379</text:p>
          </table:table-cell>
          <table:table-cell office:value-type="float" office:value="6.5335469500996401" table:style-name="ce7">
            <text:p>6,534</text:p>
          </table:table-cell>
          <table:table-cell office:value-type="float" office:value="6.7903605203782798" table:style-name="ce7">
            <text:p>6,790</text:p>
          </table:table-cell>
          <table:table-cell office:value-type="float" office:value="7.0346169887390504" table:style-name="ce7">
            <text:p>7,035</text:p>
          </table:table-cell>
          <table:table-cell office:value-type="float" office:value="6.1481829573934803" table:style-name="ce7">
            <text:p>6,148</text:p>
          </table:table-cell>
          <table:table-cell office:value-type="float" office:value="6.57292659675882" table:style-name="ce7">
            <text:p>6,573</text:p>
          </table:table-cell>
          <table:table-cell office:value-type="float" office:value="7.1164129987659397" table:style-name="ce7">
            <text:p>7,116</text:p>
          </table:table-cell>
          <table:table-cell office:value-type="float" office:value="7.0807716769132902" table:style-name="ce7">
            <text:p>7,081</text:p>
          </table:table-cell>
          <table:table-cell office:value-type="float" office:value="8.5417977479334404" table:style-name="ce7">
            <text:p>8,542</text:p>
          </table:table-cell>
          <table:table-cell office:value-type="float" office:value="7.9813234113956399" table:style-name="ce7">
            <text:p>7,981</text:p>
          </table:table-cell>
          <table:table-cell office:value-type="float" office:value="9.8275418275418307" table:style-name="ce7">
            <text:p>9,828</text:p>
          </table:table-cell>
          <table:table-cell office:value-type="float" office:value="8.2901554404145106" table:style-name="ce7">
            <text:p>8,290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69.387755102040799" table:style-name="ce7">
            <text:p>69,388</text:p>
          </table:table-cell>
          <table:table-cell office:value-type="float" office:value="85.714285714285694" table:style-name="ce7">
            <text:p>85,714</text:p>
          </table:table-cell>
          <table:table-cell office:value-type="float" office:value="82.122905027933001" table:style-name="ce7">
            <text:p>82,123</text:p>
          </table:table-cell>
          <table:table-cell office:value-type="float" office:value="84.818481848184803" table:style-name="ce7">
            <text:p>84,818</text:p>
          </table:table-cell>
          <table:table-cell office:value-type="float" office:value="84.792626728110605" table:style-name="ce7">
            <text:p>84,793</text:p>
          </table:table-cell>
          <table:table-cell office:value-type="float" office:value="83.886255924170598" table:style-name="ce7">
            <text:p>83,886</text:p>
          </table:table-cell>
          <table:table-cell office:value-type="float" office:value="83.009708737864102" table:style-name="ce7">
            <text:p>83,010</text:p>
          </table:table-cell>
          <table:table-cell office:value-type="float" office:value="84.571428571428598" table:style-name="ce7">
            <text:p>84,571</text:p>
          </table:table-cell>
          <table:table-cell office:value-type="float" office:value="84.482758620689694" table:style-name="ce7">
            <text:p>84,483</text:p>
          </table:table-cell>
          <table:table-cell office:value-type="float" office:value="77.1929824561403" table:style-name="ce7">
            <text:p>77,193</text:p>
          </table:table-cell>
          <table:table-cell office:value-type="float" office:value="90.344827586206904" table:style-name="ce7">
            <text:p>90,345</text:p>
          </table:table-cell>
          <table:table-cell office:value-type="float" office:value="85.517241379310306" table:style-name="ce7">
            <text:p>85,517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84.3732559437437" table:style-name="ce7">
            <text:p>84,373</text:p>
          </table:table-cell>
          <table:table-cell office:value-type="float" office:value="85.3118217927194" table:style-name="ce7">
            <text:p>85,312</text:p>
          </table:table-cell>
          <table:table-cell office:value-type="float" office:value="85.801809091697294" table:style-name="ce7">
            <text:p>85,802</text:p>
          </table:table-cell>
          <table:table-cell office:value-type="float" office:value="86.540029595627104" table:style-name="ce7">
            <text:p>86,540</text:p>
          </table:table-cell>
          <table:table-cell office:value-type="float" office:value="85.683013503908995" table:style-name="ce7">
            <text:p>85,683</text:p>
          </table:table-cell>
          <table:table-cell office:value-type="float" office:value="81.108873674318701" table:style-name="ce7">
            <text:p>81,109</text:p>
          </table:table-cell>
          <table:table-cell office:value-type="float" office:value="85.406096781070104" table:style-name="ce7">
            <text:p>85,406</text:p>
          </table:table-cell>
          <table:table-cell office:value-type="float" office:value="87.490631271004105" table:style-name="ce7">
            <text:p>87,491</text:p>
          </table:table-cell>
          <table:table-cell office:value-type="float" office:value="86.128169193527796" table:style-name="ce7">
            <text:p>86,128</text:p>
          </table:table-cell>
          <table:table-cell office:value-type="float" office:value="86.332483855803304" table:style-name="ce7">
            <text:p>86,332</text:p>
          </table:table-cell>
          <table:table-cell office:value-type="float" office:value="85.888604079888907" table:style-name="ce7">
            <text:p>85,889</text:p>
          </table:table-cell>
          <table:table-cell office:value-type="float" office:value="84.753241831126999" table:style-name="ce7">
            <text:p>84,753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85.115606936416199" table:style-name="ce7">
            <text:p>85,116</text:p>
          </table:table-cell>
          <table:table-cell office:value-type="float" office:value="85.109305937163995" table:style-name="ce7">
            <text:p>85,109</text:p>
          </table:table-cell>
          <table:table-cell office:value-type="float" office:value="84.632166855746604" table:style-name="ce7">
            <text:p>84,632</text:p>
          </table:table-cell>
          <table:table-cell office:value-type="float" office:value="84.4539555432832" table:style-name="ce7">
            <text:p>84,454</text:p>
          </table:table-cell>
          <table:table-cell office:value-type="float" office:value="80.513728963684699" table:style-name="ce7">
            <text:p>80,514</text:p>
          </table:table-cell>
          <table:table-cell office:value-type="float" office:value="75.105901256208" table:style-name="ce7">
            <text:p>75,106</text:p>
          </table:table-cell>
          <table:table-cell office:value-type="float" office:value="81.091064071601096" table:style-name="ce7">
            <text:p>81,091</text:p>
          </table:table-cell>
          <table:table-cell office:value-type="float" office:value="83.896535862142201" table:style-name="ce7">
            <text:p>83,897</text:p>
          </table:table-cell>
          <table:table-cell office:value-type="float" office:value="85.0037235918943" table:style-name="ce7">
            <text:p>85,004</text:p>
          </table:table-cell>
          <table:table-cell office:value-type="float" office:value="85.924538399785902" table:style-name="ce7">
            <text:p>85,925</text:p>
          </table:table-cell>
          <table:table-cell office:value-type="float" office:value="83.712727123579796" table:style-name="ce7">
            <text:p>83,713</text:p>
          </table:table-cell>
          <table:table-cell office:value-type="float" office:value="82.895670688431494" table:style-name="ce7">
            <text:p>82,89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50" table:style-name="ce7">
            <text:p>50,000</text:p>
          </table:table-cell>
          <table:table-cell office:value-type="float" office:value="0" table:style-name="ce7">
            <text:p>0,000</text:p>
          </table:table-cell>
          <table:table-cell office:value-type="float" office:value="0" table:style-name="ce7">
            <text:p>0,000</text:p>
          </table:table-cell>
          <table:table-cell office:value-type="float" office:value="40" table:style-name="ce7">
            <text:p>40,000</text:p>
          </table:table-cell>
          <table:table-cell office:value-type="float" office:value="75" table:style-name="ce7">
            <text:p>75,000</text:p>
          </table:table-cell>
          <table:table-cell office:value-type="float" office:value="72.727272727272705" table:style-name="ce7">
            <text:p>72,727</text:p>
          </table:table-cell>
          <table:table-cell office:value-type="float" office:value="50" table:style-name="ce7">
            <text:p>50,000</text:p>
          </table:table-cell>
          <table:table-cell office:value-type="float" office:value="62.5" table:style-name="ce7">
            <text:p>62,500</text:p>
          </table:table-cell>
          <table:table-cell office:value-type="float" office:value="60" table:style-name="ce7">
            <text:p>60,000</text:p>
          </table:table-cell>
          <table:table-cell office:value-type="float" office:value="56.410256410256402" table:style-name="ce7">
            <text:p>56,41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86.388634280476595" table:style-name="ce7">
            <text:p>86,389</text:p>
          </table:table-cell>
          <table:table-cell office:value-type="float" office:value="86.613734503412701" table:style-name="ce7">
            <text:p>86,614</text:p>
          </table:table-cell>
          <table:table-cell office:value-type="float" office:value="86.351881576600704" table:style-name="ce7">
            <text:p>86,352</text:p>
          </table:table-cell>
          <table:table-cell office:value-type="float" office:value="86.521694268173206" table:style-name="ce7">
            <text:p>86,522</text:p>
          </table:table-cell>
          <table:table-cell office:value-type="float" office:value="86.617474425624707" table:style-name="ce7">
            <text:p>86,617</text:p>
          </table:table-cell>
          <table:table-cell office:value-type="float" office:value="86.047514238388104" table:style-name="ce7">
            <text:p>86,048</text:p>
          </table:table-cell>
          <table:table-cell office:value-type="float" office:value="85.839196806978606" table:style-name="ce7">
            <text:p>85,839</text:p>
          </table:table-cell>
          <table:table-cell office:value-type="float" office:value="85.970335226319705" table:style-name="ce7">
            <text:p>85,970</text:p>
          </table:table-cell>
          <table:table-cell office:value-type="float" office:value="85.673474501942096" table:style-name="ce7">
            <text:p>85,673</text:p>
          </table:table-cell>
          <table:table-cell office:value-type="float" office:value="86.2619478171015" table:style-name="ce7">
            <text:p>86,262</text:p>
          </table:table-cell>
          <table:table-cell office:value-type="float" office:value="85.702350328694195" table:style-name="ce7">
            <text:p>85,702</text:p>
          </table:table-cell>
          <table:table-cell office:value-type="float" office:value="85.455736273332604" table:style-name="ce7">
            <text:p>85,456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olvidas em 5 dias Úteis</text:p>
          </table:table-cell>
          <table:table-cell office:value-type="float" office:value="87.818833863883597" table:style-name="ce7">
            <text:p>87,819</text:p>
          </table:table-cell>
          <table:table-cell office:value-type="float" office:value="86.191922044908907" table:style-name="ce7">
            <text:p>86,192</text:p>
          </table:table-cell>
          <table:table-cell office:value-type="float" office:value="86.351306334174097" table:style-name="ce7">
            <text:p>86,351</text:p>
          </table:table-cell>
          <table:table-cell office:value-type="float" office:value="86.952325805829005" table:style-name="ce7">
            <text:p>86,952</text:p>
          </table:table-cell>
          <table:table-cell office:value-type="float" office:value="87.784716643777003" table:style-name="ce7">
            <text:p>87,785</text:p>
          </table:table-cell>
          <table:table-cell office:value-type="float" office:value="86.515155094616006" table:style-name="ce7">
            <text:p>86,515</text:p>
          </table:table-cell>
          <table:table-cell office:value-type="float" office:value="85.619873850989194" table:style-name="ce7">
            <text:p>85,620</text:p>
          </table:table-cell>
          <table:table-cell office:value-type="float" office:value="85.944867986455904" table:style-name="ce7">
            <text:p>85,945</text:p>
          </table:table-cell>
          <table:table-cell office:value-type="float" office:value="85.151929208146299" table:style-name="ce7">
            <text:p>85,152</text:p>
          </table:table-cell>
          <table:table-cell office:value-type="float" office:value="85.892670602239903" table:style-name="ce7">
            <text:p>85,893</text:p>
          </table:table-cell>
          <table:table-cell office:value-type="float" office:value="81.042447261715296" table:style-name="ce7">
            <text:p>81,042</text:p>
          </table:table-cell>
          <table:table-cell office:value-type="float" office:value="84.022708840227097" table:style-name="ce7">
            <text:p>84,023</text:p>
          </table:table-cell>
          <table:table-cell table:number-columns-repeated="16370"/>
        </table:table-row>
        <table:table-row table:style-name="ro4">
          <table:table-cell table:number-columns-repeated="2" table:style-name="ce8"/>
          <table:table-cell table:number-columns-repeated="12" table:style-name="ce9"/>
          <table:table-cell table:number-columns-repeated="16370"/>
        </table:table-row>
        <table:table-row table:style-name="ro3">
          <table:table-cell office:value-type="string" table:style-name="ce6">
            <text:p>ALGAR</text:p>
          </table:table-cell>
          <table:table-cell office:value-type="string" table:style-name="ce6">
            <text:p>Taxa de Resolv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99.117999999999995" table:style-name="ce7">
            <text:p>99,118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CLARO</text:p>
          </table:table-cell>
          <table:table-cell office:value-type="string" table:style-name="ce6">
            <text:p>Taxa de Resolvidas no Período</text:p>
          </table:table-cell>
          <table:table-cell office:value-type="float" office:value="99.981999999999999" table:style-name="ce7">
            <text:p>99,982</text:p>
          </table:table-cell>
          <table:table-cell office:value-type="float" office:value="99.912999999999997" table:style-name="ce7">
            <text:p>99,913</text:p>
          </table:table-cell>
          <table:table-cell office:value-type="float" office:value="99.721000000000004" table:style-name="ce7">
            <text:p>99,721</text:p>
          </table:table-cell>
          <table:table-cell office:value-type="float" office:value="99.866" table:style-name="ce7">
            <text:p>99,866</text:p>
          </table:table-cell>
          <table:table-cell office:value-type="float" office:value="99.97" table:style-name="ce7">
            <text:p>99,970</text:p>
          </table:table-cell>
          <table:table-cell office:value-type="float" office:value="99.882000000000005" table:style-name="ce7">
            <text:p>99,882</text:p>
          </table:table-cell>
          <table:table-cell office:value-type="float" office:value="99.942999999999998" table:style-name="ce7">
            <text:p>99,943</text:p>
          </table:table-cell>
          <table:table-cell office:value-type="float" office:value="99.924999999999997" table:style-name="ce7">
            <text:p>99,925</text:p>
          </table:table-cell>
          <table:table-cell office:value-type="float" office:value="99.923000000000002" table:style-name="ce7">
            <text:p>99,923</text:p>
          </table:table-cell>
          <table:table-cell office:value-type="float" office:value="99.947999999999993" table:style-name="ce7">
            <text:p>99,948</text:p>
          </table:table-cell>
          <table:table-cell office:value-type="float" office:value="99.947000000000003" table:style-name="ce7">
            <text:p>99,947</text:p>
          </table:table-cell>
          <table:table-cell office:value-type="float" office:value="99.911000000000001" table:style-name="ce7">
            <text:p>99,911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OI</text:p>
          </table:table-cell>
          <table:table-cell office:value-type="string" table:style-name="ce6">
            <text:p>Taxa de Resolvidas no Período</text:p>
          </table:table-cell>
          <table:table-cell office:value-type="float" office:value="99.721000000000004" table:style-name="ce7">
            <text:p>99,721</text:p>
          </table:table-cell>
          <table:table-cell office:value-type="float" office:value="99.614999999999995" table:style-name="ce7">
            <text:p>99,615</text:p>
          </table:table-cell>
          <table:table-cell office:value-type="float" office:value="99.135000000000005" table:style-name="ce7">
            <text:p>99,135</text:p>
          </table:table-cell>
          <table:table-cell office:value-type="float" office:value="99.679000000000002" table:style-name="ce7">
            <text:p>99,679</text:p>
          </table:table-cell>
          <table:table-cell office:value-type="float" office:value="99.692999999999998" table:style-name="ce7">
            <text:p>99,693</text:p>
          </table:table-cell>
          <table:table-cell office:value-type="float" office:value="99.721000000000004" table:style-name="ce7">
            <text:p>99,721</text:p>
          </table:table-cell>
          <table:table-cell office:value-type="float" office:value="99.739000000000004" table:style-name="ce7">
            <text:p>99,739</text:p>
          </table:table-cell>
          <table:table-cell office:value-type="float" office:value="99.697999999999993" table:style-name="ce7">
            <text:p>99,698</text:p>
          </table:table-cell>
          <table:table-cell office:value-type="float" office:value="99.704999999999998" table:style-name="ce7">
            <text:p>99,705</text:p>
          </table:table-cell>
          <table:table-cell office:value-type="float" office:value="99.646000000000001" table:style-name="ce7">
            <text:p>99,646</text:p>
          </table:table-cell>
          <table:table-cell office:value-type="float" office:value="99.641999999999996" table:style-name="ce7">
            <text:p>99,642</text:p>
          </table:table-cell>
          <table:table-cell office:value-type="float" office:value="99.632000000000005" table:style-name="ce7">
            <text:p>99,632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SERCOMTEL</text:p>
          </table:table-cell>
          <table:table-cell office:value-type="string" table:style-name="ce6">
            <text:p>Taxa de Resolvidas no Período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office:value-type="float" office:value="100" table:style-name="ce7">
            <text:p>100,000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TIM</text:p>
          </table:table-cell>
          <table:table-cell office:value-type="string" table:style-name="ce6">
            <text:p>Taxa de Resolvidas no Período</text:p>
          </table:table-cell>
          <table:table-cell office:value-type="float" office:value="99.656000000000006" table:style-name="ce7">
            <text:p>99,656</text:p>
          </table:table-cell>
          <table:table-cell office:value-type="float" office:value="99.691999999999993" table:style-name="ce7">
            <text:p>99,692</text:p>
          </table:table-cell>
          <table:table-cell office:value-type="float" office:value="98.959000000000003" table:style-name="ce7">
            <text:p>98,959</text:p>
          </table:table-cell>
          <table:table-cell office:value-type="float" office:value="99.462999999999994" table:style-name="ce7">
            <text:p>99,463</text:p>
          </table:table-cell>
          <table:table-cell office:value-type="float" office:value="99.475999999999999" table:style-name="ce7">
            <text:p>99,476</text:p>
          </table:table-cell>
          <table:table-cell office:value-type="float" office:value="99.665999999999997" table:style-name="ce7">
            <text:p>99,666</text:p>
          </table:table-cell>
          <table:table-cell office:value-type="float" office:value="99.772000000000006" table:style-name="ce7">
            <text:p>99,772</text:p>
          </table:table-cell>
          <table:table-cell office:value-type="float" office:value="99.67" table:style-name="ce7">
            <text:p>99,670</text:p>
          </table:table-cell>
          <table:table-cell office:value-type="float" office:value="99.591999999999999" table:style-name="ce7">
            <text:p>99,592</text:p>
          </table:table-cell>
          <table:table-cell office:value-type="float" office:value="99.661000000000001" table:style-name="ce7">
            <text:p>99,661</text:p>
          </table:table-cell>
          <table:table-cell office:value-type="float" office:value="99.649000000000001" table:style-name="ce7">
            <text:p>99,649</text:p>
          </table:table-cell>
          <table:table-cell office:value-type="float" office:value="99.537999999999997" table:style-name="ce7">
            <text:p>99,538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VIVO</text:p>
          </table:table-cell>
          <table:table-cell office:value-type="string" table:style-name="ce6">
            <text:p>Taxa de Resolvidas no Período</text:p>
          </table:table-cell>
          <table:table-cell office:value-type="float" office:value="99.924999999999997" table:style-name="ce7">
            <text:p>99,925</text:p>
          </table:table-cell>
          <table:table-cell office:value-type="float" office:value="98.661000000000001" table:style-name="ce7">
            <text:p>98,661</text:p>
          </table:table-cell>
          <table:table-cell office:value-type="float" office:value="99.762" table:style-name="ce7">
            <text:p>99,762</text:p>
          </table:table-cell>
          <table:table-cell office:value-type="float" office:value="99.688999999999993" table:style-name="ce7">
            <text:p>99,689</text:p>
          </table:table-cell>
          <table:table-cell office:value-type="float" office:value="99.828000000000003" table:style-name="ce7">
            <text:p>99,828</text:p>
          </table:table-cell>
          <table:table-cell office:value-type="float" office:value="99.74" table:style-name="ce7">
            <text:p>99,740</text:p>
          </table:table-cell>
          <table:table-cell office:value-type="float" office:value="99.575999999999993" table:style-name="ce7">
            <text:p>99,576</text:p>
          </table:table-cell>
          <table:table-cell office:value-type="float" office:value="99.688000000000002" table:style-name="ce7">
            <text:p>99,688</text:p>
          </table:table-cell>
          <table:table-cell office:value-type="float" office:value="99.557000000000002" table:style-name="ce7">
            <text:p>99,557</text:p>
          </table:table-cell>
          <table:table-cell office:value-type="float" office:value="99.811000000000007" table:style-name="ce7">
            <text:p>99,811</text:p>
          </table:table-cell>
          <table:table-cell office:value-type="float" office:value="99.947999999999993" table:style-name="ce7">
            <text:p>99,948</text:p>
          </table:table-cell>
          <table:table-cell office:value-type="float" office:value="99.962999999999994" table:style-name="ce7">
            <text:p>99,963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table:number-columns-repeated="12" table:style-name="ce11"/>
          <table:table-cell table:number-columns-repeated="16370"/>
        </table:table-row>
        <table:table-row table:number-rows-repeated="1048483" table:style-name="ro5">
          <table:table-cell table:number-columns-repeated="16384"/>
        </table:table-row>
      </table:table>
      <table:database-ranges>
        <table:database-range table:target-range-address="SMP.A9:SMP.N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date-style style:name="N37" number:language="pt" number:country="BR">
      <number:month number:textual="true"/>
      <number:text>/</number:text>
      <number:year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igy de Freitas</meta:initial-creator>
    <dc:creator>Herculano Araujo Rodrigues de Oliveira</dc:creator>
    <meta:creation-date>2014-01-29T16:04:22Z</meta:creation-date>
    <dc:date>2018-01-09T18:56:26Z</dc:date>
    <meta:print-date>2015-03-26T18:24:48Z</meta:print-date>
    <meta:editing-cycles>3</meta:editing-cycles>
    <meta:editing-duration>PT0S</meta:editing-duration>
    <meta:user-defined meta:name="ContentTypeId">0x0101002A45CBFE0405274DA36A8417DAB47682</meta:user-defined>
  </office:meta>
</office:document-meta>
</file>